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13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54cm" fo:break-before="auto" style:use-optimal-row-height="true"/>
    </style:style>
    <style:style style:name="ro10" style:family="table-row">
      <style:table-row-properties style:row-height="1.044cm" fo:break-before="auto" style:use-optimal-row-height="true"/>
    </style:style>
    <style:style style:name="ro11" style:family="table-row">
      <style:table-row-properties style:row-height="2.025cm" fo:break-before="auto" style:use-optimal-row-height="true"/>
    </style:style>
    <style:style style:name="ro12" style:family="table-row">
      <style:table-row-properties style:row-height="1.109cm" fo:break-before="auto" style:use-optimal-row-height="true"/>
    </style:style>
    <style:style style:name="ro13" style:family="table-row">
      <style:table-row-properties style:row-height="5.292cm" fo:break-before="auto" style:use-optimal-row-height="true"/>
    </style:style>
    <style:style style:name="ro14" style:family="table-row">
      <style:table-row-properties style:row-height="2.155cm" fo:break-before="auto" style:use-optimal-row-height="true"/>
    </style:style>
    <style:style style:name="ro15" style:family="table-row">
      <style:table-row-properties style:row-height="3.724cm" fo:break-before="auto" style:use-optimal-row-height="true"/>
    </style:style>
    <style:style style:name="ro16" style:family="table-row">
      <style:table-row-properties style:row-height="4.246cm" fo:break-before="auto" style:use-optimal-row-height="true"/>
    </style:style>
    <style:style style:name="ro17" style:family="table-row">
      <style:table-row-properties style:row-height="2.678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ime-style style:name="N10040" number:language="ja" number:country="JP">
      <number:hours/>
      <number:text>:</number:text>
      <number:minutes number:style="long"/>
    </number:time-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00">
      <style:table-cell-properties style:diagonal-bl-tr="none" style:diagonal-tl-br="none" fo:border="0.06pt fine-dashed #000000" style:rotation-align="none"/>
      <style:text-properties style:font-name="ＭＳ Ｐゴシック" style:font-name-asian="ＭＳ Ｐゴシック" style:font-name-complex="Mangal"/>
    </style:style>
    <style:style style:name="ce25"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style:diagonal-bl-tr="none" style:diagonal-tl-br="none" fo:background-color="transparent" fo:border="0.06pt fine-dashed #000000" style:rotation-align="none"/>
    </style:style>
    <style:style style:name="ce28" style:family="table-cell" style:parent-style-name="Default" style:data-style-name="N0">
      <style:table-cell-properties style:diagonal-bl-tr="none" style:diagonal-tl-br="none" fo:border="0.06pt fine-dashed #000000" style:rotation-align="none"/>
    </style:style>
    <style:style style:name="ce29" style:family="table-cell" style:parent-style-name="Default" style:data-style-name="N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style style:name="ce31" style:family="table-cell" style:parent-style-name="Default" style:data-style-name="N0">
      <style:table-cell-properties style:diagonal-bl-tr="none" style:diagonal-tl-br="none" style:text-align-source="fix" style:repeat-content="false" fo:background-color="transparent" fo:border="0.06pt fine-dashed #000000" style:rotation-align="none"/>
      <style:paragraph-properties fo:text-align="start" fo:margin-left="0cm"/>
    </style:style>
    <style:style style:name="ce32" style:family="table-cell" style:parent-style-name="Default" style:data-style-name="N0">
      <style:table-cell-properties fo:border-bottom="0.06pt fine-dashed #000000" style:diagonal-bl-tr="none" style:diagonal-tl-br="none" style:text-align-source="fix" style:repeat-content="false" fo:background-color="transparent" fo:border-left="0.06pt fine-dashed #000000" fo:border-right="none" style:rotation-align="none" fo:border-top="0.06pt fine-dashed #000000"/>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style:diagonal-bl-tr="none" style:diagonal-tl-br="none" style:text-align-source="fix" style:repeat-content="false" fo:border="0.06pt fine-dashed #000000" style:rotation-align="none"/>
      <style:paragraph-properties fo:text-align="start" fo:margin-left="0cm"/>
    </style:style>
    <style:style style:name="ce34" style:family="table-cell" style:parent-style-name="Default" style:data-style-name="N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style style:name="ce36"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8"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 style:family="table-cell" style:parent-style-name="Default" style:data-style-name="N100">
      <style:table-cell-properties fo:border-bottom="0.06pt fine-dashed #000000" style:diagonal-bl-tr="none" style:diagonal-tl-br="none" style:text-align-source="fix" style:repeat-content="false" fo:border-left="0.06pt fine-dashed #000000" fo:border-right="0.06pt fine-dashed #000000" style:rotation-align="none" fo:border-top="none"/>
      <style:paragraph-properties fo:text-align="start" fo:margin-left="0cm"/>
    </style:style>
    <style:style style:name="ce41" style:family="table-cell" style:parent-style-name="Default" style:data-style-name="N100">
      <style:table-cell-properties style:diagonal-bl-tr="none" style:diagonal-tl-br="none" style:text-align-source="fix" style:repeat-content="false" fo:border="0.06pt fine-dashed #000000" style:rotation-align="none"/>
      <style:paragraph-properties fo:text-align="start" fo:margin-left="0cm"/>
    </style:style>
    <style:style style:name="ce42"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3"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44"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Mangal" style:font-size-complex="11pt" style:font-style-complex="normal" style:font-weight-complex="normal"/>
    </style:style>
    <style:style style:name="ce45" style:family="table-cell" style:parent-style-name="Default" style:data-style-name="N1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4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1">
          <table:table-cell/>
          <table:table-cell table:style-name="ce1" office:value-type="string" calcext:value-type="string">
            <text:p>MasterVersion</text:p>
          </table:table-cell>
          <table:table-cell table:style-name="ce1" office:value-type="float" office:value="2014031607" calcext:value-type="float">
            <text:p>2014031607</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6cm" svg:height="0.736cm" svg:x="0.108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7"/>
        <table:table-column table:style-name="co12" table:default-cell-style-name="ce10"/>
        <table:table-column table:style-name="co13" table:default-cell-style-name="ce10"/>
        <table:table-column table:style-name="co10" table:default-cell-style-name="ce10"/>
        <table:table-column table:style-name="co10" table:default-cell-style-name="Default"/>
        <table:table-row table:style-name="ro6" table:number-rows-repeated="2">
          <table:table-cell/>
          <table:table-cell table:style-name="Default" table:number-columns-repeated="4"/>
          <table:table-cell/>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office:value-type="string" calcext:value-type="string">
            <text:p>ON/OFF</text:p>
          </table:table-cell>
        </table:table-row>
        <table:table-row table:style-name="ro2">
          <table:table-cell/>
          <table:table-cell office:value-type="string" calcext:value-type="string">
            <text:p>1</text:p>
          </table:table-cell>
          <table:table-cell table:style-name="ce7" office:value-type="string" calcext:value-type="string">
            <text:p>新宿Motion</text:p>
          </table:table-cell>
          <table:table-cell table:style-name="ce7"/>
          <table:table-cell table:style-name="ce7"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7" office:value-type="string" calcext:value-type="string">
            <text:p>新宿Marble</text:p>
          </table:table-cell>
          <table:table-cell table:style-name="ce7"/>
          <table:table-cell table:style-name="ce7"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7" office:value-type="string" calcext:value-type="string">
            <text:p>新宿Marz</text:p>
          </table:table-cell>
          <table:table-cell table:style-name="ce7"/>
          <table:table-cell table:style-name="ce7"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8" office:value-type="string" calcext:value-type="string">
            <text:p>新宿LOFT</text:p>
          </table:table-cell>
          <table:table-cell table:style-name="ce8"/>
          <table:table-cell table:style-name="ce7"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7" office:value-type="string" calcext:value-type="string">
            <text:p>秋葉原GOODMAN</text:p>
          </table:table-cell>
          <table:table-cell table:style-name="ce8"/>
          <table:table-cell table:style-name="ce7" office:value-type="string" calcext:value-type="string">
            <text:p>5</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7" office:value-type="string" calcext:value-type="string">
            <text:p>下北沢BASEMENT BAR</text:p>
          </table:table-cell>
          <table:table-cell table:style-name="ce9"/>
          <table:table-cell table:style-name="ce7" office:value-type="string" calcext:value-type="string">
            <text:p>6</text:p>
          </table:table-cell>
          <table:table-cell office:value-type="float" office:value="1" calcext:value-type="float">
            <text:p>1</text:p>
          </table:table-cell>
        </table:table-row>
        <table:table-row table:style-name="ro2">
          <table:table-cell/>
          <table:table-cell office:value-type="string" calcext:value-type="string">
            <text:p>7</text:p>
          </table:table-cell>
          <table:table-cell table:style-name="ce8" office:value-type="string" calcext:value-type="string">
            <text:p>下北沢THREE</text:p>
          </table:table-cell>
          <table:table-cell table:style-name="ce8"/>
          <table:table-cell table:style-name="ce7" office:value-type="string" calcext:value-type="string">
            <text:p>7</text:p>
          </table:table-cell>
          <table:table-cell office:value-type="float" office:value="1" calcext:value-type="float">
            <text:p>1</text:p>
          </table:table-cell>
        </table:table-row>
        <table:table-row table:style-name="ro2">
          <table:table-cell/>
          <table:table-cell office:value-type="string" calcext:value-type="string">
            <text:p>8</text:p>
          </table:table-cell>
          <table:table-cell table:style-name="ce8" office:value-type="string" calcext:value-type="string">
            <text:p>下北沢DAISY BAR</text:p>
          </table:table-cell>
          <table:table-cell table:style-name="ce9"/>
          <table:table-cell table:style-name="ce7" office:value-type="string" calcext:value-type="string">
            <text:p>8</text:p>
          </table:table-cell>
          <table:table-cell office:value-type="float" office:value="1" calcext:value-type="float">
            <text:p>1</text:p>
          </table:table-cell>
        </table:table-row>
        <table:table-row table:style-name="ro2">
          <table:table-cell/>
          <table:table-cell office:value-type="string" calcext:value-type="string">
            <text:p>9</text:p>
          </table:table-cell>
          <table:table-cell table:style-name="ce9" office:value-type="string" calcext:value-type="string">
            <text:p>下北沢SHELTER</text:p>
          </table:table-cell>
          <table:table-cell table:style-name="ce15"/>
          <table:table-cell table:style-name="ce7" office:value-type="string" calcext:value-type="string">
            <text:p>9</text:p>
          </table:table-cell>
          <table:table-cell office:value-type="float" office:value="1" calcext:value-type="float">
            <text:p>1</text:p>
          </table:table-cell>
        </table:table-row>
        <table:table-row table:style-name="ro2">
          <table:table-cell/>
          <table:table-cell office:value-type="string" calcext:value-type="string">
            <text:p>10</text:p>
          </table:table-cell>
          <table:table-cell table:style-name="ce8" office:value-type="string" calcext:value-type="string">
            <text:p>下北沢QUE</text:p>
          </table:table-cell>
          <table:table-cell/>
          <table:table-cell table:style-name="ce7" office:value-type="string" calcext:value-type="string">
            <text:p>11</text:p>
          </table:table-cell>
          <table:table-cell office:value-type="float" office:value="1" calcext:value-type="float">
            <text:p>1</text:p>
          </table:table-cell>
        </table:table-row>
        <table:table-row table:style-name="ro2">
          <table:table-cell/>
          <table:table-cell office:value-type="string" calcext:value-type="string">
            <text:p>11</text:p>
          </table:table-cell>
          <table:table-cell table:style-name="ce9" office:value-type="string" calcext:value-type="string">
            <text:p>下北沢251</text:p>
          </table:table-cell>
          <table:table-cell/>
          <table:table-cell table:style-name="ce7" office:value-type="string" calcext:value-type="string">
            <text:p>10</text:p>
          </table:table-cell>
          <table:table-cell office:value-type="float" office:value="1" calcext:value-type="float">
            <text:p>1</text:p>
          </table:table-cell>
        </table:table-row>
        <table:table-row table:style-name="ro2">
          <table:table-cell/>
          <table:table-cell office:value-type="string" calcext:value-type="string">
            <text:p>12</text:p>
          </table:table-cell>
          <table:table-cell table:style-name="ce9"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2">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0" calcext:value-type="float">
            <text:p>0</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0" calcext:value-type="float">
            <text:p>0</text:p>
          </table:table-cell>
        </table:table-row>
        <table:table-row table:style-name="ro8">
          <table:table-cell/>
          <table:table-cell office:value-type="string" calcext:value-type="string">
            <text:p>17</text:p>
          </table:table-cell>
          <table:table-cell table:style-name="Default" office:value-type="string" calcext:value-type="string">
            <text:p>渋谷TSUTAYA O-EAST</text:p>
          </table:table-cell>
          <table:table-cell/>
          <table:table-cell office:value-type="string" calcext:value-type="string">
            <text:p>17</text:p>
          </table:table-cell>
          <table:table-cell office:value-type="float" office:value="0" calcext:value-type="float">
            <text:p>0</text:p>
          </table:table-cell>
        </table:table-row>
        <table:table-row table:style-name="ro8">
          <table:table-cell/>
          <table:table-cell office:value-type="string" calcext:value-type="string">
            <text:p>18</text:p>
          </table:table-cell>
          <table:table-cell table:style-name="Default" office:value-type="string" calcext:value-type="string">
            <text:p>渋谷TSUTAYA O-WEST</text:p>
          </table:table-cell>
          <table:table-cell/>
          <table:table-cell office:value-type="string" calcext:value-type="string">
            <text:p>18</text:p>
          </table:table-cell>
          <table:table-cell office:value-type="float" office:value="0" calcext:value-type="float">
            <text:p>0</text:p>
          </table:table-cell>
        </table:table-row>
        <table:table-row table:style-name="ro8">
          <table:table-cell/>
          <table:table-cell office:value-type="string" calcext:value-type="string">
            <text:p>19</text:p>
          </table:table-cell>
          <table:table-cell table:style-name="Default" office:value-type="string" calcext:value-type="string">
            <text:p>渋谷TSUTAYA O-nest</text:p>
          </table:table-cell>
          <table:table-cell/>
          <table:table-cell office:value-type="string" calcext:value-type="string">
            <text:p>19</text:p>
          </table:table-cell>
          <table:table-cell office:value-type="float" office:value="0" calcext:value-type="float">
            <text:p>0</text:p>
          </table:table-cell>
        </table:table-row>
        <table:table-row table:style-name="ro8">
          <table:table-cell/>
          <table:table-cell office:value-type="string" calcext:value-type="string">
            <text:p>20</text:p>
          </table:table-cell>
          <table:table-cell table:style-name="Default" office:value-type="string" calcext:value-type="string">
            <text:p>渋谷TSUTAYA O-Crest</text:p>
          </table:table-cell>
          <table:table-cell/>
          <table:table-cell office:value-type="string" calcext:value-type="string">
            <text:p>20</text:p>
          </table:table-cell>
          <table:table-cell office:value-type="float" office:value="0" calcext:value-type="float">
            <text:p>0</text:p>
          </table:table-cell>
        </table:table-row>
        <table:table-row table:style-name="ro8">
          <table:table-cell/>
          <table:table-cell office:value-type="string" calcext:value-type="string">
            <text:p>21</text:p>
          </table:table-cell>
          <table:table-cell table:style-name="ce24" office:value-type="string" calcext:value-type="string">
            <text:p>渋谷CHELSEA HOTEL</text:p>
          </table:table-cell>
          <table:table-cell/>
          <table:table-cell office:value-type="string" calcext:value-type="string">
            <text:p>21</text:p>
          </table:table-cell>
          <table:table-cell office:value-type="float" office:value="0" calcext:value-type="float">
            <text:p>0</text:p>
          </table:table-cell>
        </table:table-row>
        <table:table-row table:style-name="ro2">
          <table:table-cell/>
          <table:table-cell office:value-type="string" calcext:value-type="string">
            <text:p>22</text:p>
          </table:table-cell>
          <table:table-cell office:value-type="string" calcext:value-type="string">
            <text:p>渋谷乙</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table-cell office:value-type="string" calcext:value-type="string">
            <text:p>23</text:p>
          </table:table-cell>
          <table:table-cell table:style-name="ce24" office:value-type="string" calcext:value-type="string">
            <text:p>渋谷LUSH</text:p>
          </table:table-cell>
          <table:table-cell/>
          <table:table-cell office:value-type="string" calcext:value-type="string">
            <text:p>23</text:p>
          </table:table-cell>
          <table:table-cell office:value-type="float" office:value="0" calcext:value-type="float">
            <text:p>0</text:p>
          </table:table-cell>
        </table:table-row>
        <table:table-row table:style-name="ro8">
          <table:table-cell/>
          <table:table-cell office:value-type="string" calcext:value-type="string">
            <text:p>24</text:p>
          </table:table-cell>
          <table:table-cell office:value-type="string" calcext:value-type="string">
            <text:p>渋谷CLUB QUATTRO</text:p>
          </table:table-cell>
          <table:table-cell/>
          <table:table-cell office:value-type="string" calcext:value-type="string">
            <text:p>24</text:p>
          </table:table-cell>
          <table:table-cell office:value-type="float" office:value="0" calcext:value-type="float">
            <text:p>0</text:p>
          </table:table-cell>
        </table:table-row>
        <table:table-row table:style-name="ro8">
          <table:table-cell/>
          <table:table-cell office:value-type="string" calcext:value-type="string">
            <text:p>25</text:p>
          </table:table-cell>
          <table:table-cell office:value-type="string" calcext:value-type="string">
            <text:p>渋谷WWW</text:p>
          </table:table-cell>
          <table:table-cell/>
          <table:table-cell office:value-type="string" calcext:value-type="string">
            <text:p>25</text:p>
          </table:table-cell>
          <table:table-cell office:value-type="float" office:value="0" calcext:value-type="float">
            <text:p>0</text:p>
          </table:table-cell>
        </table:table-row>
        <table:table-row table:style-name="ro8">
          <table:table-cell/>
          <table:table-cell office:value-type="string" calcext:value-type="string">
            <text:p>26</text:p>
          </table:table-cell>
          <table:table-cell office:value-type="string" calcext:value-type="string">
            <text:p>代官山UNIT</text:p>
          </table:table-cell>
          <table:table-cell/>
          <table:table-cell office:value-type="string" calcext:value-type="string">
            <text:p>26</text:p>
          </table:table-cell>
          <table:table-cell office:value-type="float" office:value="0" calcext:value-type="float">
            <text:p>0</text:p>
          </table:table-cell>
        </table:table-row>
        <table:table-row table:style-name="ro2">
          <table:table-cell/>
          <table:table-cell office:value-type="string" calcext:value-type="string">
            <text:p>27</text:p>
          </table:table-cell>
          <table:table-cell office:value-type="string" calcext:value-type="string">
            <text:p>原宿アストロホール</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table-cell office:value-type="string" calcext:value-type="string">
            <text:p>28</text:p>
          </table:table-cell>
          <table:table-cell office:value-type="string" calcext:value-type="string">
            <text:p>恵比寿LIQUIDROOM</text:p>
          </table:table-cell>
          <table:table-cell/>
          <table:table-cell office:value-type="string" calcext:value-type="string">
            <text:p>28</text:p>
          </table:table-cell>
          <table:table-cell office:value-type="float" office:value="0" calcext:value-type="float">
            <text:p>0</text:p>
          </table:table-cell>
        </table:table-row>
        <table:table-row table:style-name="ro8">
          <table:table-cell/>
          <table:table-cell office:value-type="string" calcext:value-type="string">
            <text:p>29</text:p>
          </table:table-cell>
          <table:table-cell office:value-type="string" calcext:value-type="string">
            <text:p>池袋muisc.org</text:p>
          </table:table-cell>
          <table:table-cell/>
          <table:table-cell office:value-type="string" calcext:value-type="string">
            <text:p>29</text:p>
          </table:table-cell>
          <table:table-cell office:value-type="float" office:value="0" calcext:value-type="float">
            <text:p>0</text:p>
          </table:table-cell>
        </table:table-row>
        <table:table-row table:style-name="ro2">
          <table:table-cell/>
          <table:table-cell office:value-type="string" calcext:value-type="string">
            <text:p>30</text:p>
          </table:table-cell>
          <table:table-cell office:value-type="string" calcext:value-type="string">
            <text:p>池袋手刀</text:p>
          </table:table-cell>
          <table:table-cell/>
          <table:table-cell office:value-type="string" calcext:value-type="string">
            <text:p>30</text:p>
          </table:table-cell>
          <table:table-cell office:value-type="float" office:value="0" calcext:value-type="float">
            <text:p>0</text:p>
          </table:table-cell>
        </table:table-row>
        <table:table-row table:style-name="ro2">
          <table:table-cell/>
          <table:table-cell office:value-type="string" calcext:value-type="string">
            <text:p>31</text:p>
          </table:table-cell>
          <table:table-cell office:value-type="string" calcext:value-type="string">
            <text:p>目黒鹿鳴館</text:p>
          </table:table-cell>
          <table:table-cell/>
          <table:table-cell office:value-type="string" calcext:value-type="string">
            <text:p>31</text:p>
          </table:table-cell>
          <table:table-cell office:value-type="float" office:value="0" calcext:value-type="float">
            <text:p>0</text:p>
          </table:table-cell>
        </table:table-row>
        <table:table-row table:style-name="ro8">
          <table:table-cell/>
          <table:table-cell office:value-type="string" calcext:value-type="string">
            <text:p>32</text:p>
          </table:table-cell>
          <table:table-cell office:value-type="string" calcext:value-type="string">
            <text:p>赤坂BLITZ</text:p>
          </table:table-cell>
          <table:table-cell/>
          <table:table-cell office:value-type="string" calcext:value-type="string">
            <text:p>32</text:p>
          </table:table-cell>
          <table:table-cell office:value-type="float" office:value="0" calcext:value-type="float">
            <text:p>0</text:p>
          </table:table-cell>
        </table:table-row>
        <table:table-row table:style-name="ro2">
          <table:table-cell/>
          <table:table-cell office:value-type="string" calcext:value-type="string">
            <text:p>33</text:p>
          </table:table-cell>
          <table:table-cell office:value-type="string" calcext:value-type="string">
            <text:p>ZEPP TOKYO</text:p>
          </table:table-cell>
          <table:table-cell/>
          <table:table-cell office:value-type="string" calcext:value-type="string">
            <text:p>33</text:p>
          </table:table-cell>
          <table:table-cell office:value-type="float" office:value="0" calcext:value-type="float">
            <text:p>0</text:p>
          </table:table-cell>
        </table:table-row>
        <table:table-row table:style-name="ro2">
          <table:table-cell/>
          <table:table-cell office:value-type="string" calcext:value-type="string">
            <text:p>34</text:p>
          </table:table-cell>
          <table:table-cell office:value-type="string" calcext:value-type="string">
            <text:p>ZEPP Diver City</text:p>
          </table:table-cell>
          <table:table-cell/>
          <table:table-cell office:value-type="string" calcext:value-type="string">
            <text:p>34</text:p>
          </table:table-cell>
          <table:table-cell office:value-type="float" office:value="0" calcext:value-type="float">
            <text:p>0</text:p>
          </table:table-cell>
        </table:table-row>
        <table:table-row table:style-name="ro8">
          <table:table-cell/>
          <table:table-cell office:value-type="string" calcext:value-type="string">
            <text:p>35</text:p>
          </table:table-cell>
          <table:table-cell office:value-type="string" calcext:value-type="string">
            <text:p>新宿red cloth</text:p>
          </table:table-cell>
          <table:table-cell/>
          <table:table-cell office:value-type="string" calcext:value-type="string">
            <text:p>35</text:p>
          </table:table-cell>
          <table:table-cell office:value-type="float" office:value="0" calcext:value-type="float">
            <text:p>0</text:p>
          </table:table-cell>
        </table:table-row>
        <table:table-row table:style-name="ro8">
          <table:table-cell/>
          <table:table-cell office:value-type="string" calcext:value-type="string">
            <text:p>36</text:p>
          </table:table-cell>
          <table:table-cell office:value-type="string" calcext:value-type="string">
            <text:p>新宿JAM</text:p>
          </table:table-cell>
          <table:table-cell/>
          <table:table-cell office:value-type="string" calcext:value-type="string">
            <text:p>36</text:p>
          </table:table-cell>
          <table:table-cell office:value-type="float" office:value="0" calcext:value-type="float">
            <text:p>0</text:p>
          </table:table-cell>
        </table:table-row>
        <table:table-row table:style-name="ro8">
          <table:table-cell/>
          <table:table-cell office:value-type="string" calcext:value-type="string">
            <text:p>37</text:p>
          </table:table-cell>
          <table:table-cell office:value-type="string" calcext:value-type="string">
            <text:p>新宿NINE SPICES</text:p>
          </table:table-cell>
          <table:table-cell/>
          <table:table-cell office:value-type="string" calcext:value-type="string">
            <text:p>37</text:p>
          </table:table-cell>
          <table:table-cell office:value-type="float" office:value="0" calcext:value-type="float">
            <text:p>0</text:p>
          </table:table-cell>
        </table:table-row>
        <table:table-row table:style-name="ro2">
          <table:table-cell table:number-columns-repeated="2"/>
          <table:table-cell table:style-name="ce7"/>
          <table:table-cell table:number-columns-repeated="2"/>
          <table:table-cell table:style-name="ce7"/>
        </table:table-row>
        <table:table-row table:style-name="ro2">
          <table:table-cell table:number-columns-repeated="2"/>
          <table:table-cell table:style-name="ce7"/>
          <table:table-cell table:number-columns-repeated="2"/>
          <table:table-cell table:style-name="ce7"/>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0"/>
        <table:table-column table:style-name="co19" table:default-cell-style-name="Default"/>
        <table:table-column table:style-name="co10" table:number-columns-repeated="6" table:default-cell-style-name="Default"/>
        <table:table-row table:style-name="ro2" table:number-rows-repeated="2">
          <table:table-cell table:number-columns-repeated="13"/>
        </table:table-row>
        <table:table-row table:style-name="ro9">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2"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15</text:p>
          </table:table-cell>
          <table:table-cell table:style-name="ce25" office:value-type="float" office:value="1" calcext:value-type="float">
            <text:p>1</text:p>
          </table:table-cell>
          <table:table-cell table:style-name="ce36" office:value-type="string" calcext:value-type="string">
            <text:p>" 今日のできごと "</text:p>
          </table:table-cell>
          <table:table-cell table:style-name="ce43" office:value-type="string" calcext:value-type="string">
            <text:p>Local Blue Sheeps / ARKS (大阪) / and more...!</text:p>
          </table:table-cell>
          <table:table-cell table:style-name="ce36" office:value-type="string" calcext:value-type="string">
            <text:p>■開場/開演：18:00/18:30</text:p>
            <text:p>■前売/当日：¥2,000/¥2,300 [D別 ¥500]</text:p>
          </table:table-cell>
          <table:table-cell table:number-columns-repeated="5"/>
          <table:table-cell table:style-name="ce47"/>
        </table:table-row>
        <table:table-row table:style-name="ro11">
          <table:table-cell/>
          <table:table-cell table:style-name="ce25" office:value-type="float" office:value="1" calcext:value-type="float">
            <text:p>1</text:p>
          </table:table-cell>
          <table:table-cell table:style-name="ce29" office:value-type="string" calcext:value-type="string">
            <text:p>0316</text:p>
          </table:table-cell>
          <table:table-cell table:style-name="ce25" office:value-type="float" office:value="1" calcext:value-type="float">
            <text:p>1</text:p>
          </table:table-cell>
          <table:table-cell table:style-name="ce37" office:value-type="string" calcext:value-type="string">
            <text:p>" New Creation "</text:p>
          </table:table-cell>
          <table:table-cell table:style-name="ce37" office:value-type="string" calcext:value-type="string">
            <text:p>アーバンダンス / THIS IS JAPAN / Sir Oriental Orchestra / gold sounds /</text:p>
            <text:p>ワールドバンパク / cinescope</text:p>
          </table:table-cell>
          <table:table-cell table:style-name="ce46" office:value-type="string" calcext:value-type="string">
            <text:p>■開場/開演：17:30/18:30 </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17</text:p>
          </table:table-cell>
          <table:table-cell table:style-name="ce31" office:value-type="float" office:value="1" calcext:value-type="float">
            <text:p>1</text:p>
          </table:table-cell>
          <table:table-cell table:style-name="ce38" office:value-type="string" calcext:value-type="string">
            <text:p>UTAGE presents # 宴</text:p>
          </table:table-cell>
          <table:table-cell table:style-name="ce38" office:value-type="string" calcext:value-type="string">
            <text:p>前髪が、ある / -JunK- / iromuk / Riff / and more...</text:p>
          </table:table-cell>
          <table:table-cell table:style-name="ce36" office:value-type="string" calcext:value-type="string">
            <text:p>■開場/開演：18:00/18:30</text:p>
            <text:p>■前売/当日：FREE!! [2D別 ¥1,000]</text:p>
          </table:table-cell>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18</text:p>
          </table:table-cell>
          <table:table-cell table:style-name="ce25" office:value-type="float" office:value="1" calcext:value-type="float">
            <text:p>1</text:p>
          </table:table-cell>
          <table:table-cell table:style-name="ce36" office:value-type="string" calcext:value-type="string">
            <text:p>" sign "</text:p>
          </table:table-cell>
          <table:table-cell table:style-name="ce37" office:value-type="string" calcext:value-type="string">
            <text:p>うるせぇよ。 / バビロン王朝 / yuki kawana / 巨乳パイパ ンズ</text:p>
          </table:table-cell>
          <table:table-cell table:style-name="ce36" office:value-type="string" calcext:value-type="string">
            <text:p>■開場/開演：18:00/18:30</text:p>
            <text:p>■前売/当日：¥2,000/¥2,300 [D別 ¥500]</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19</text:p>
          </table:table-cell>
          <table:table-cell table:style-name="ce31" office:value-type="float" office:value="1" calcext:value-type="float">
            <text:p>1</text:p>
          </table:table-cell>
          <table:table-cell table:style-name="ce38" office:value-type="string" calcext:value-type="string">
            <text:p>" Speech "</text:p>
          </table:table-cell>
          <table:table-cell table:style-name="ce38" office:value-type="string" calcext:value-type="string">
            <text:p>茜色ディートリッヒ / amenoto / the606 / and more...</text:p>
          </table:table-cell>
          <table:table-cell table:style-name="ce36" office:value-type="string" calcext:value-type="string">
            <text:p>■開場/開演：18:00/18:30</text:p>
            <text:p>■前売/当日：¥2,000/¥2,300 [D別 ¥500]</text:p>
          </table:table-cell>
          <table:table-cell table:number-columns-repeated="6"/>
        </table:table-row>
        <table:table-row table:style-name="ro11">
          <table:table-cell/>
          <table:table-cell table:style-name="ce25" office:value-type="float" office:value="1" calcext:value-type="float">
            <text:p>1</text:p>
          </table:table-cell>
          <table:table-cell table:style-name="ce29" office:value-type="string" calcext:value-type="string">
            <text:p>0320</text:p>
          </table:table-cell>
          <table:table-cell table:style-name="ce32" office:value-type="float" office:value="1" calcext:value-type="float">
            <text:p>1</text:p>
          </table:table-cell>
          <table:table-cell table:style-name="ce39" office:value-type="string" calcext:value-type="string">
            <text:p>" New Creation "</text:p>
          </table:table-cell>
          <table:table-cell table:style-name="ce39" office:value-type="string" calcext:value-type="string">
            <text:p>逃亡くそタわけ / Dots Dash / she might be swimmer / Slumberland / ポピヤ</text:p>
          </table:table-cell>
          <table:table-cell table:style-name="ce36" office:value-type="string" calcext:value-type="string">
            <text:p>■開場/開演：18:00/18:30</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2">
          <table:table-cell/>
          <table:table-cell table:style-name="ce26" office:value-type="float" office:value="1" calcext:value-type="float">
            <text:p>1</text:p>
          </table:table-cell>
          <table:table-cell table:style-name="ce29" office:value-type="string" calcext:value-type="string">
            <text:p>0321</text:p>
          </table:table-cell>
          <table:table-cell table:style-name="ce33" office:value-type="float" office:value="1" calcext:value-type="float">
            <text:p>1</text:p>
          </table:table-cell>
          <table:table-cell table:style-name="ce40" office:value-type="string" calcext:value-type="string">
            <text:p>Sea Child presents " TOKYO MASHUP "</text:p>
          </table:table-cell>
          <table:table-cell table:style-name="ce40" office:value-type="string" calcext:value-type="string">
            <text:p>Sea Child / みなとまち / 呂布 / nohtenkigengo / and more...</text:p>
          </table:table-cell>
          <table:table-cell table:style-name="ce40" office:value-type="string" calcext:value-type="string">
            <text:p>■開場/開演：未定</text:p>
            <text:p>■前売/当日：未定 [D別 ¥500]</text:p>
          </table:table-cell>
          <table:table-cell table:number-columns-repeated="6"/>
        </table:table-row>
        <table:table-row table:style-name="ro2">
          <table:table-cell/>
          <table:table-cell table:style-name="ce26" office:value-type="float" office:value="1" calcext:value-type="float">
            <text:p>1</text:p>
          </table:table-cell>
          <table:table-cell table:style-name="ce29" office:value-type="string" calcext:value-type="string">
            <text:p>0322</text:p>
          </table:table-cell>
          <table:table-cell table:style-name="ce33" office:value-type="float" office:value="1" calcext:value-type="float">
            <text:p>1</text:p>
          </table:table-cell>
          <table:table-cell table:style-name="ce41" office:value-type="string" calcext:value-type="string">
            <text:p>Ander Suplex presents</text:p>
          </table:table-cell>
          <table:table-cell table:style-name="ce41" office:value-type="string" calcext:value-type="string">
            <text:p>ask info</text:p>
          </table:table-cell>
          <table:table-cell table:style-name="ce41"/>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23</text:p>
          </table:table-cell>
          <table:table-cell table:style-name="ce33" office:value-type="float" office:value="1" calcext:value-type="float">
            <text:p>1</text:p>
          </table:table-cell>
          <table:table-cell table:style-name="ce41" office:value-type="string" calcext:value-type="string">
            <text:p>toitoitoiニューアルバム「donburi」購入者限定フリーワンマンライブ</text:p>
          </table:table-cell>
          <table:table-cell table:style-name="ce41" office:value-type="string" calcext:value-type="string">
            <text:p>toitoitoi</text:p>
          </table:table-cell>
          <table:table-cell table:style-name="ce36" office:value-type="string" calcext:value-type="string">
            <text:p>■開場/開演：11:30/12:00</text:p>
            <text:p>■前売/当日：FREE!! [D別 ¥500]</text:p>
          </table:table-cell>
          <table:table-cell table:number-columns-repeated="6"/>
        </table:table-row>
        <table:table-row table:style-name="ro8">
          <table:table-cell/>
          <table:table-cell table:style-name="ce25" office:value-type="float" office:value="1" calcext:value-type="float">
            <text:p>1</text:p>
          </table:table-cell>
          <table:table-cell table:style-name="ce29" office:value-type="string" calcext:value-type="string">
            <text:p>0323</text:p>
          </table:table-cell>
          <table:table-cell table:style-name="ce32" office:value-type="float" office:value="2" calcext:value-type="float">
            <text:p>2</text:p>
          </table:table-cell>
          <table:table-cell table:style-name="ce39" office:value-type="string" calcext:value-type="string">
            <text:p>「about tess New Album " shining " 先行予約特典 FREE LIVE」</text:p>
          </table:table-cell>
          <table:table-cell table:style-name="ce44" office:value-type="string" calcext:value-type="string">
            <text:p>about tess / tomy wealth / canooooopy</text:p>
          </table:table-cell>
          <table:table-cell table:style-name="ce39"/>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25</text:p>
          </table:table-cell>
          <table:table-cell table:style-name="ce33" office:value-type="float" office:value="1" calcext:value-type="float">
            <text:p>1</text:p>
          </table:table-cell>
          <table:table-cell table:style-name="ce40" office:value-type="string" calcext:value-type="string">
            <text:p>" Speech "</text:p>
          </table:table-cell>
          <table:table-cell table:style-name="ce40" office:value-type="string" calcext:value-type="string">
            <text:p>蘭嘆 / 日本泥棒 / ギター大学 / ヨモギイチヨウ (大阪) / ナカザワドアノブ</text:p>
          </table:table-cell>
          <table:table-cell table:style-name="ce36" office:value-type="string" calcext:value-type="string">
            <text:p>■開場/開演：18:00/18:30</text:p>
            <text:p>■前売/当日：¥2,000/¥2,300 [D別 ¥500]</text:p>
          </table:table-cell>
          <table:table-cell table:number-columns-repeated="6"/>
        </table:table-row>
        <table:table-row table:style-name="ro13">
          <table:table-cell/>
          <table:table-cell table:style-name="ce26" office:value-type="float" office:value="1" calcext:value-type="float">
            <text:p>1</text:p>
          </table:table-cell>
          <table:table-cell table:style-name="ce29" office:value-type="string" calcext:value-type="string">
            <text:p>0326</text:p>
          </table:table-cell>
          <table:table-cell table:style-name="ce33" office:value-type="float" office:value="1" calcext:value-type="float">
            <text:p>1</text:p>
          </table:table-cell>
          <table:table-cell table:style-name="ce41" office:value-type="string" calcext:value-type="string">
            <text:p>" 小さなギフト　Special!! "</text:p>
          </table:table-cell>
          <table:table-cell table:style-name="ce41" office:value-type="string" calcext:value-type="string">
            <text:p>太田美音 (マイクロコズム/cinescope)</text:p>
            <text:p>キノシタナオヤ (Dots Dash/サーティーン)</text:p>
            <text:p>Satomimagae</text:p>
            <text:p>神宮大佐 (サーティーン)</text:p>
            <text:p>スズキヨウスケ (she might be swimmer)</text:p>
            <text:p>ニシハラシュンペイ (ヤーチャイカ)</text:p>
            <text:p>平山織愛 (Sir Oriental Orchestra/HELLO AND ROLL)</text:p>
            <text:p>松本花 (ワールドバンパク)</text:p>
            <text:p>山田真未 (after the greenroom)</text:p>
            <text:p>ヨナハ (月夜のドラッグ)</text:p>
          </table:table-cell>
          <table:table-cell table:style-name="ce36" office:value-type="string" calcext:value-type="string">
            <text:p>■開場/開演：18:00/18:30 </text:p>
            <text:p>■前売/当日：¥1,000/¥1,500 [2D別 ¥1,000]</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27</text:p>
          </table:table-cell>
          <table:table-cell table:style-name="ce33" office:value-type="float" office:value="1" calcext:value-type="float">
            <text:p>1</text:p>
          </table:table-cell>
          <table:table-cell table:style-name="ce41" office:value-type="string" calcext:value-type="string">
            <text:p>Jump the Lights presents「二階から三滴の目薬」</text:p>
          </table:table-cell>
          <table:table-cell table:style-name="ce45" office:value-type="string" calcext:value-type="string">
            <text:p>Jump the Lights / HISTGRAM / poro / NANOSCALE / Sams</text:p>
          </table:table-cell>
          <table:table-cell table:style-name="ce36" office:value-type="string" calcext:value-type="string">
            <text:p>■開場/開演： 18:00/18:30</text:p>
            <text:p>■前売/当日：¥2,000/¥2,500 [D別 ¥500]</text:p>
          </table:table-cell>
          <table:table-cell table:number-columns-repeated="6"/>
        </table:table-row>
        <table:table-row table:style-name="ro14">
          <table:table-cell/>
          <table:table-cell table:style-name="ce25" office:value-type="float" office:value="1" calcext:value-type="float">
            <text:p>1</text:p>
          </table:table-cell>
          <table:table-cell table:style-name="ce29" office:value-type="string" calcext:value-type="string">
            <text:p>0328</text:p>
          </table:table-cell>
          <table:table-cell table:style-name="ce32" office:value-type="float" office:value="1" calcext:value-type="float">
            <text:p>1</text:p>
          </table:table-cell>
          <table:table-cell table:style-name="ce39" office:value-type="string" calcext:value-type="string">
            <text:p>" New Creation "</text:p>
          </table:table-cell>
          <table:table-cell table:style-name="ce39" office:value-type="string" calcext:value-type="string">
            <text:p>H MOUNTAINS / ゲスバンド / LOOLOWNINGEN &amp; THE FAR EAST IDIOTS /</text:p>
            <text:p>salsa / NeruQooNelu</text:p>
            <text:p>転換アクト：英真也 (TESUSABI)</text:p>
          </table:table-cell>
          <table:table-cell table:style-name="ce39" office:value-type="string" calcext:value-type="string">
            <text:p>■開場/開演：未定</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26" office:value-type="float" office:value="1" calcext:value-type="float">
            <text:p>1</text:p>
          </table:table-cell>
          <table:table-cell table:style-name="ce29" office:value-type="string" calcext:value-type="string">
            <text:p>0329</text:p>
          </table:table-cell>
          <table:table-cell table:style-name="ce33" office:value-type="float" office:value="1" calcext:value-type="float">
            <text:p>1</text:p>
          </table:table-cell>
          <table:table-cell table:style-name="ce40" office:value-type="string" calcext:value-type="string">
            <text:p>" New Creation "</text:p>
          </table:table-cell>
          <table:table-cell table:style-name="ce40" office:value-type="string" calcext:value-type="string">
            <text:p>股下89 / クウチュウ戦 / otori</text:p>
          </table:table-cell>
          <table:table-cell table:style-name="ce46" office:value-type="string" calcext:value-type="string">
            <text:p>■開場/開演：17:30/18:00</text:p>
            <text:p>■前売/当日：¥2,000/¥2,5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30</text:p>
          </table:table-cell>
          <table:table-cell table:style-name="ce33" office:value-type="float" office:value="1" calcext:value-type="float">
            <text:p>1</text:p>
          </table:table-cell>
          <table:table-cell table:style-name="ce41" office:value-type="string" calcext:value-type="string">
            <text:p>" 春のモアトラロール "</text:p>
          </table:table-cell>
          <table:table-cell table:style-name="ce41" office:value-type="string" calcext:value-type="string">
            <text:p>tram / micro'n'role / Morestage</text:p>
          </table:table-cell>
          <table:table-cell table:style-name="ce36" office:value-type="string" calcext:value-type="string">
            <text:p>■開場/開演：18:00/18:30</text:p>
            <text:p>■前売/当日：¥2,000/¥2,500 [D別 ¥500 or 生ビール・ソフトドリンク飲み放題 ¥1,000 or カクテル・生ビー ル・ソフトドリンク飲み放題 ¥1,500]</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31</text:p>
          </table:table-cell>
          <table:table-cell table:style-name="ce33" office:value-type="float" office:value="1" calcext:value-type="float">
            <text:p>1</text:p>
          </table:table-cell>
          <table:table-cell table:style-name="ce41" office:value-type="string" calcext:value-type="string">
            <text:p>cloudchair with dko &amp; takuto (from about tess) presents 「5時間演奏し続ける男達」</text:p>
          </table:table-cell>
          <table:table-cell table:style-name="ce41" office:value-type="string" calcext:value-type="string">
            <text:p>ゲストミュージシャン多数参加予定</text:p>
          </table:table-cell>
          <table:table-cell table:style-name="ce36" office:value-type="string" calcext:value-type="string">
            <text:p>■開場/開演：17:00/17:30</text:p>
            <text:p>■前売/当日：¥1,000/¥1,000 [2D別 ¥1,000]</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15</text:p>
          </table:table-cell>
          <table:table-cell table:style-name="ce34" office:value-type="float" office:value="1" calcext:value-type="float">
            <text:p>1</text:p>
          </table:table-cell>
          <table:table-cell table:style-name="ce20" office:value-type="string" calcext:value-type="string">
            <text:p>delayedwonder presents「DOGFIGHT・春の陣～我、コノ日ヲ掌握ス～」</text:p>
          </table:table-cell>
          <table:table-cell table:style-name="ce20" office:value-type="string" calcext:value-type="string">
            <text:p>delayedwonder</text:p>
            <text:p>ウルエ</text:p>
            <text:p>Jack Chicken Strippers</text:p>
            <text:p>UNDERCEIVER</text:p>
          </table:table-cell>
          <table:table-cell table:style-name="ce20" office:value-type="string" calcext:value-type="string">
            <text:p>■開場/開演：16:30/17:00</text:p>
            <text:p>■前売/当日：¥1,800/¥1,8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8" office:value-type="float" office:value="2" calcext:value-type="float">
            <text:p>2</text:p>
          </table:table-cell>
          <table:table-cell table:style-name="ce9" office:value-type="string" calcext:value-type="string">
            <text:p>0316</text:p>
          </table:table-cell>
          <table:table-cell table:style-name="ce28" office:value-type="float" office:value="1" calcext:value-type="float">
            <text:p>1</text:p>
          </table:table-cell>
          <table:table-cell table:style-name="ce21" office:value-type="string" calcext:value-type="string">
            <text:p>Rucia presents. 「-This is the Party Time-」</text:p>
          </table:table-cell>
          <table:table-cell table:style-name="ce21" office:value-type="string" calcext:value-type="string">
            <text:p>Rucia</text:p>
            <text:p>Jacka☆napes</text:p>
            <text:p>中村パーキング</text:p>
            <text:p>Sugar on the palette</text:p>
            <text:p>acaci</text:p>
            <text:p>ヘンショクリュウ</text:p>
          </table:table-cell>
          <table:table-cell table:style-name="ce21" office:value-type="string" calcext:value-type="string">
            <text:p>★高校生学割1000円(D別)　要 学生証提示。</text:p>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17</text:p>
          </table:table-cell>
          <table:table-cell table:style-name="ce28" office:value-type="float" office:value="1" calcext:value-type="float">
            <text:p>1</text:p>
          </table:table-cell>
          <table:table-cell table:style-name="ce10" office:value-type="string" calcext:value-type="string">
            <text:p>THE LOBSTER-BLASTERS presents 「ポジティブに生きようぜ！！」</text:p>
          </table:table-cell>
          <table:table-cell table:style-name="ce10" office:value-type="string" calcext:value-type="string">
            <text:p>THE LOBSTER-BLASTERS</text:p>
            <text:p>前田大志</text:p>
            <text:p>三日月ゴシップ</text:p>
            <text:p>中村パーキング</text:p>
          </table:table-cell>
          <table:table-cell table:style-name="ce10" office:value-type="string" calcext:value-type="string">
            <text:p>■開場/開演：18:30/19: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18</text:p>
          </table:table-cell>
          <table:table-cell table:style-name="ce28" office:value-type="float" office:value="1" calcext:value-type="float">
            <text:p>1</text:p>
          </table:table-cell>
          <table:table-cell table:style-name="ce10" office:value-type="string" calcext:value-type="string">
            <text:p>「日常ロックナイト vol.4」</text:p>
          </table:table-cell>
          <table:table-cell table:style-name="ce10" office:value-type="string" calcext:value-type="string">
            <text:p>ピンクシガレット</text:p>
            <text:p>かのじょーず</text:p>
            <text:p>みずすまし</text:p>
            <text:p>地球コーラ</text:p>
            <text:p>Theノーマンズ</text:p>
            <text:p>Pachira</text:p>
          </table:table-cell>
          <table:table-cell table:style-name="ce10" office:value-type="string" calcext:value-type="string">
            <text:p>■開場/開演：17:30/18:0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19</text:p>
          </table:table-cell>
          <table:table-cell table:style-name="ce34" office:value-type="float" office:value="1" calcext:value-type="float">
            <text:p>1</text:p>
          </table:table-cell>
          <table:table-cell table:style-name="ce20" office:value-type="string" calcext:value-type="string">
            <text:p>「OVERCOME vol.6」</text:p>
          </table:table-cell>
          <table:table-cell table:style-name="ce20" office:value-type="string" calcext:value-type="string">
            <text:p>166cm</text:p>
            <text:p>Alive at A Live</text:p>
            <text:p>Relise Note</text:p>
            <text:p>中村パーキング</text:p>
            <text:p>★完全シークレットゲストあり！</text:p>
          </table:table-cell>
          <table:table-cell table:style-name="ce20" office:value-type="string" calcext:value-type="string">
            <text:p>■開場/開演：18:00/18: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0</text:p>
          </table:table-cell>
          <table:table-cell table:style-name="ce28" office:value-type="float" office:value="1" calcext:value-type="float">
            <text:p>1</text:p>
          </table:table-cell>
          <table:table-cell table:style-name="ce21" office:value-type="string" calcext:value-type="string">
            <text:p>「二者択一 vol.2」</text:p>
          </table:table-cell>
          <table:table-cell table:style-name="ce21" office:value-type="string" calcext:value-type="string">
            <text:p>シガテラ</text:p>
            <text:p>STRANGE VEIN</text:p>
            <text:p>アブノーマルスーパースターズ</text:p>
            <text:p>not simple wonders</text:p>
            <text:p>ルビンシュタイン</text:p>
          </table:table-cell>
          <table:table-cell table:style-name="ce21"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1</text:p>
          </table:table-cell>
          <table:table-cell table:style-name="ce28" office:value-type="float" office:value="1" calcext:value-type="float">
            <text:p>1</text:p>
          </table:table-cell>
          <table:table-cell table:style-name="ce10" office:value-type="string" calcext:value-type="string">
            <text:p>ちょまたーずニューシングル発売企画東京編 「金曜日の羊会議」　</text:p>
          </table:table-cell>
          <table:table-cell table:style-name="ce10" office:value-type="string" calcext:value-type="string">
            <text:p>ちょまたーず</text:p>
            <text:p>PURPLE HUMPTY</text:p>
            <text:p>SORATOBIWO</text:p>
            <text:p>JUNK FOOD PANIC</text:p>
            <text:p>武久侑馬</text:p>
          </table:table-cell>
          <table:table-cell table:style-name="ce10"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2</text:p>
          </table:table-cell>
          <table:table-cell table:style-name="ce28" office:value-type="float" office:value="1" calcext:value-type="float">
            <text:p>1</text:p>
          </table:table-cell>
          <table:table-cell table:style-name="ce10" office:value-type="string" calcext:value-type="string">
            <text:p>パンカホリックス presents 「ツナガリズム番外編～５周年後夜祭～」</text:p>
          </table:table-cell>
          <table:table-cell table:style-name="ce10" office:value-type="string" calcext:value-type="string">
            <text:p/>
            <text:p>パンカホリックス</text:p>
            <text:p>泣いてばっかのヒルギ</text:p>
            <text:p>icelandblue</text:p>
            <text:p>NECOKICKS</text:p>
            <text:p>ピーマン事件</text:p>
          </table:table-cell>
          <table:table-cell table:style-name="ce10" office:value-type="string" calcext:value-type="string">
            <text:p>■開場/開演：17:30/18: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23</text:p>
          </table:table-cell>
          <table:table-cell table:style-name="ce34" office:value-type="float" office:value="1" calcext:value-type="float">
            <text:p>1</text:p>
          </table:table-cell>
          <table:table-cell table:style-name="ce20" office:value-type="string" calcext:value-type="string">
            <text:p>Teddy Flannel Blanket初のレコ発自主企画 『君に聴かせたい音楽 Vol.1』</text:p>
          </table:table-cell>
          <table:table-cell table:style-name="ce20" office:value-type="string" calcext:value-type="string">
            <text:p>Teddy Flannel Blanket</text:p>
            <text:p>リリィ、さよなら。</text:p>
            <text:p>BOYS END SWING GIRL</text:p>
            <text:p>リガーナッツ</text:p>
            <text:p>LINEAR BLUE</text:p>
          </table:table-cell>
          <table:table-cell table:style-name="ce20" office:value-type="string" calcext:value-type="string">
            <text:p>■開場/開演：17:30/18:0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4</text:p>
          </table:table-cell>
          <table:table-cell table:style-name="ce28" office:value-type="float" office:value="1" calcext:value-type="float">
            <text:p>1</text:p>
          </table:table-cell>
          <table:table-cell table:style-name="ce21" office:value-type="string" calcext:value-type="string">
            <text:p>ENDRASS presents「KNOCK OUT!!」</text:p>
          </table:table-cell>
          <table:table-cell table:style-name="ce21" office:value-type="string" calcext:value-type="string">
            <text:p>ENDRASS</text:p>
            <text:p>Burst of quartet</text:p>
            <text:p>THE PARTS</text:p>
            <text:p>せせらぎスプリット</text:p>
          </table:table-cell>
          <table:table-cell table:style-name="ce21" office:value-type="string" calcext:value-type="string">
            <text:p>■開場/開演：17:30/18:0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28" office:value-type="float" office:value="2" calcext:value-type="float">
            <text:p>2</text:p>
          </table:table-cell>
          <table:table-cell table:style-name="ce9" office:value-type="string" calcext:value-type="string">
            <text:p>0325</text:p>
          </table:table-cell>
          <table:table-cell table:style-name="ce28" office:value-type="float" office:value="1" calcext:value-type="float">
            <text:p>1</text:p>
          </table:table-cell>
          <table:table-cell table:style-name="ce10" office:value-type="string" calcext:value-type="string">
            <text:p>メンテナンス→「マーブルバンドマン呑み会」</text:p>
          </table:table-cell>
          <table:table-cell table:style-name="ce10"/>
          <table:table-cell table:style-name="ce10" office:value-type="string" calcext:value-type="string">
            <text:p>OP&amp;ST 20:30 / CLOSE 23:30</text:p>
            <text:p>会費： 1500円(飲み放題/ラストオーダー23:00)</text:p>
            <text:p>※フード有り！</text:p>
            <text:p>※バンドマンの皆様、是非、御参加下さい！</text:p>
            <text:p>参加希望の方は、marble@marble-web.jpまでご連絡下さい！</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6</text:p>
          </table:table-cell>
          <table:table-cell table:style-name="ce28" office:value-type="float" office:value="1" calcext:value-type="float">
            <text:p>1</text:p>
          </table:table-cell>
          <table:table-cell table:style-name="ce10" office:value-type="string" calcext:value-type="string">
            <text:p>「Boys, be ambitious!~vol.2~」</text:p>
          </table:table-cell>
          <table:table-cell table:style-name="ce10" office:value-type="string" calcext:value-type="string">
            <text:p>969 Rock Highhatt Clutch</text:p>
            <text:p>Pasta Machine</text:p>
            <text:p>九彗星ポリマー</text:p>
            <text:p>LOUDAMSTARS</text:p>
            <text:p>sexualism</text:p>
            <text:p>JiM</text:p>
            <text:p>★DJあり！</text:p>
          </table:table-cell>
          <table:table-cell table:style-name="ce10" office:value-type="string" calcext:value-type="string">
            <text:p>■開場/開演：15:30/16:00</text:p>
            <text:p>■前売/当日：¥500/¥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27</text:p>
          </table:table-cell>
          <table:table-cell table:style-name="ce34" office:value-type="float" office:value="1" calcext:value-type="float">
            <text:p>1</text:p>
          </table:table-cell>
          <table:table-cell table:style-name="ce20" office:value-type="string" calcext:value-type="string">
            <text:p>「OVERCOME vol.7」</text:p>
          </table:table-cell>
          <table:table-cell table:style-name="ce20" office:value-type="string" calcext:value-type="string">
            <text:p>THE SMARTY</text:p>
            <text:p>スピカ</text:p>
            <text:p>book of story</text:p>
            <text:p>LATITUDE</text:p>
            <text:p>ボーイズトラッシュ</text:p>
            <text:p>★完全シークレットゲストあり！</text:p>
          </table:table-cell>
          <table:table-cell table:style-name="ce20" office:value-type="string" calcext:value-type="string">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8" office:value-type="float" office:value="2" calcext:value-type="float">
            <text:p>2</text:p>
          </table:table-cell>
          <table:table-cell table:style-name="ce9" office:value-type="string" calcext:value-type="string">
            <text:p>0328</text:p>
          </table:table-cell>
          <table:table-cell table:style-name="ce28" office:value-type="float" office:value="1" calcext:value-type="float">
            <text:p>1</text:p>
          </table:table-cell>
          <table:table-cell table:style-name="ce21" office:value-type="string" calcext:value-type="string">
            <text:p>「OVERCOME vol.8」</text:p>
          </table:table-cell>
          <table:table-cell table:style-name="ce21" office:value-type="string" calcext:value-type="string">
            <text:p>ウィッシーワッシー</text:p>
            <text:p>Ms.take</text:p>
            <text:p>まっしー（Water Drops)</text:p>
            <text:p>突然少年</text:p>
            <text:p>★完全シークレットゲストあり！</text:p>
          </table:table-cell>
          <table:table-cell table:style-name="ce21" office:value-type="string" calcext:value-type="string">
            <text:p>★高校生学割500円(D別)　要 学生証提示。</text:p>
            <text:p>■開場/開演：17:00/17:3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9</text:p>
          </table:table-cell>
          <table:table-cell table:style-name="ce28" office:value-type="float" office:value="1" calcext:value-type="float">
            <text:p>1</text:p>
          </table:table-cell>
          <table:table-cell table:style-name="ce10" office:value-type="string" calcext:value-type="string">
            <text:p>「3月29日、新宿マーブルにて」 ～ピンクシガレット「○月○日、新宿マーブルにて」レコ発1ヵ所×10本TOUR FINAL～</text:p>
          </table:table-cell>
          <table:table-cell table:style-name="ce10" office:value-type="string" calcext:value-type="string">
            <text:p>ピンクシガレット</text:p>
          </table:table-cell>
          <table:table-cell table:style-name="ce10" office:value-type="string" calcext:value-type="string">
            <text:p>★入場方法</text:p>
            <text:p>・ピンクシガレット新音源「１１月８日、ファミレスにて」購入特典のTOUR FINAL無料チケットを必ずお持ちください。</text:p>
            <text:p>・TOUR FINAL無料チケットの券面に記載してありますメールアドレスへ事前にご予約いただいて、当日入場可能となります。</text:p>
            <text:p>・50名様限定です。予約数に限りがありますので、無断キャンセル、当日キャンセルはご遠慮ください。</text:p>
            <text:p>■開場/開演：20:00/20:30</text:p>
            <text:p>■前売/当日：TICKET FREE(ドリンク代500円のみご負担いただきます。)</text:p>
            <text:p>※Marbleでの電話予約、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30</text:p>
          </table:table-cell>
          <table:table-cell table:style-name="ce28" office:value-type="float" office:value="1" calcext:value-type="float">
            <text:p>1</text:p>
          </table:table-cell>
          <table:table-cell table:style-name="ce10" office:value-type="string" calcext:value-type="string">
            <text:p>「moptrip 10TH ANNIVERSARY」</text:p>
          </table:table-cell>
          <table:table-cell table:style-name="ce10" office:value-type="string" calcext:value-type="string">
            <text:p>moptrip</text:p>
            <text:p>DJ MAKOTO</text:p>
            <text:p>3ounds t</text:p>
          </table:table-cell>
          <table:table-cell table:style-name="ce10" office:value-type="string" calcext:value-type="string">
            <text:p>■開場/開演：18:00/18:30</text:p>
            <text:p>■前売/当日：¥2,5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31</text:p>
          </table:table-cell>
          <table:table-cell table:style-name="ce34" office:value-type="float" office:value="1" calcext:value-type="float">
            <text:p>1</text:p>
          </table:table-cell>
          <table:table-cell table:style-name="ce20" office:value-type="string" calcext:value-type="string">
            <text:p>BLANK BUCKET pre. 「MAGICAL TOY BOX Vol.3〜1st E.P."From A Platform E.P." release party!! 新宿編〜」</text:p>
          </table:table-cell>
          <table:table-cell table:style-name="ce20" office:value-type="string" calcext:value-type="string">
            <text:p>BLANK BUCKET</text:p>
            <text:p>Ain Figremin</text:p>
            <text:p>Nene</text:p>
            <text:p>STAYING INDOORS(O.A.)</text:p>
          </table:table-cell>
          <table:table-cell table:style-name="ce20" office:value-type="string" calcext:value-type="string">
            <text:p>■開場/開演：18:00/18:3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第14回アイドル緊急招集】</text:p>
          </table:table-cell>
          <table:table-cell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1</text:p>
          </table:table-cell>
          <table:table-cell table:style-name="ce35" office:value-type="float" office:value="2" calcext:value-type="float">
            <text:p>2</text:p>
          </table:table-cell>
          <table:table-cell office:value-type="string" calcext:value-type="string">
            <text:p>【第15回アイドル緊急招集】</text:p>
          </table:table-cell>
          <table:table-cell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感謝祭</text:p>
          </table:table-cell>
          <table:table-cell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ラストオリジナルアルバム"WHO KiLLED IDOL?"リリースイベント</text:p>
          </table:table-cell>
          <table:table-cell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7</text:p>
          </table:table-cell>
          <table:table-cell table:style-name="ce35" office:value-type="float" office:value="2" calcext:value-type="float">
            <text:p>2</text:p>
          </table:table-cell>
          <table:table-cell office:value-type="string" calcext:value-type="string">
            <text:p>私立MARZ高校文化祭〜卒業式〜</text:p>
          </table:table-cell>
          <table:table-cell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株式会社 ファクト presents 「帰ってきた逃げる夜」</text:p>
          </table:table-cell>
          <table:table-cell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Extra Lounge</text:p>
          </table:table-cell>
          <table:table-cell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NatsuMi second album『Campanula』Release party</text:p>
          </table:table-cell>
          <table:table-cell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MARZ BAR</text:p>
          </table:table-cell>
          <table:table-cell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初期衝動 Vol.14</text:p>
          </table:table-cell>
          <table:table-cell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初期衝動 Vol.15</text:p>
          </table:table-cell>
          <table:table-cell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MANGA SHOCK ワンマンリサイタル 『暴れる理由』</text:p>
          </table:table-cell>
          <table:table-cell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Rockin' Students~vol.46</text:p>
          </table:table-cell>
          <table:table-cell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学習院限定 Vol.2</text:p>
          </table:table-cell>
          <table:table-cell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NO GUARD-Round10-</text:p>
          </table:table-cell>
          <table:table-cell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何が出るかな？！　THE ポッシボー　その場でセットリストライブ」</text:p>
          </table:table-cell>
          <table:table-cell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1</text:p>
          </table:table-cell>
          <table:table-cell table:style-name="ce35" office:value-type="float" office:value="2" calcext:value-type="float">
            <text:p>2</text:p>
          </table:table-cell>
          <table:table-cell office:value-type="string" calcext:value-type="string">
            <text:p>岡田ロビン翔子 21th.Anniversary LIVE〜いっしょに歳を重ねましょ！！〜</text:p>
          </table:table-cell>
          <table:table-cell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HS レコ発ライブ vol.7</text:p>
          </table:table-cell>
          <table:table-cell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G5 Clinic 2014</text:p>
          </table:table-cell>
          <table:table-cell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VOICELAND one man live「time capsule」</text:p>
          </table:table-cell>
          <table:table-cell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Rockin' Students&amp;VegetableBarMusic〜vol.1</text:p>
          </table:table-cell>
          <table:table-cell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Rockin' Students~vol.47</text:p>
          </table:table-cell>
          <table:table-cell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Rockin' Students~vol.48</text:p>
          </table:table-cell>
          <table:table-cell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QOOLAND ワンマンライブ『進藤と重なって』東京編</text:p>
          </table:table-cell>
          <table:table-cell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New Action! Vol.55</text:p>
          </table:table-cell>
          <table:table-cell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水曜日のカンパネラpresentsオトトイの地下室</text:p>
          </table:table-cell>
          <table:table-cell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グッバイフジヤマ1stミニアルバム「5人はアイドル」リリースツアーfinal stage”</text:p>
          </table:table-cell>
          <table:table-cell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CASE OF 雛祭 ～緊急セッションGIG～</text:p>
          </table:table-cell>
          <table:table-cell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3</text:p>
          </table:table-cell>
          <table:table-cell table:style-name="ce35" office:value-type="float" office:value="2" calcext:value-type="float">
            <text:p>2</text:p>
          </table:table-cell>
          <table:table-cell office:value-type="string" calcext:value-type="string">
            <text:p>CASE OF 深夜 ～公開打上げセッション～</text:p>
          </table:table-cell>
          <table:table-cell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ヨシケンワンマン公演「Darkness On The Edge Of Life」</text:p>
          </table:table-cell>
          <table:table-cell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20th century boys strike back TOUR</text:p>
          </table:table-cell>
          <table:table-cell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営利目的ライブ　雲の上の人々』</text:p>
          </table:table-cell>
          <table:table-cell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lloy draws IMMIGRANT HAUS#20</text:p>
          </table:table-cell>
          <table:table-cell office:value-type="string" calcext:value-type="string">
            <text:p>br2n 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7</text:p>
          </table:table-cell>
          <table:table-cell table:style-name="ce35" office:value-type="float" office:value="2" calcext:value-type="float">
            <text:p>2</text:p>
          </table:table-cell>
          <table:table-cell office:value-type="string" calcext:value-type="string">
            <text:p>The Swing Kids PRESENTS FRIDAY NIGHT OUT</text:p>
          </table:table-cell>
          <table:table-cell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春のチャレンジ祭り2014 ～ワンマン」</text:p>
          </table:table-cell>
          <table:table-cell office:value-type="string" calcext:value-type="string">
            <text:p>ザ・チャレンジ</text:p>
          </table:table-cell>
          <table:table-cell office:value-type="string" calcext:value-type="string">
            <text:p>OPEN 18:00 / START 19:00br2nADV¥3000/DOOR未定br2n ♡THANK YOU SOLD OUT♡</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8</text:p>
          </table:table-cell>
          <table:table-cell table:style-name="ce35" office:value-type="float" office:value="2" calcext:value-type="float">
            <text:p>2</text:p>
          </table:table-cell>
          <table:table-cell office:value-type="string" calcext:value-type="string">
            <text:p>古今東西2TONE ALLNIGHTER！ ” Rudie Can’t Fail Vol.53 ”</text:p>
          </table:table-cell>
          <table:table-cell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春のチャレンジ祭り2014～対バン」</text:p>
          </table:table-cell>
          <table:table-cell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ゴッドバー</text:p>
          </table:table-cell>
          <table:table-cell office:value-type="string" calcext:value-type="string">
            <text:p>br2n 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0</text:p>
          </table:table-cell>
          <table:table-cell table:style-name="ce35" office:value-type="float" office:value="2" calcext:value-type="float">
            <text:p>2</text:p>
          </table:table-cell>
          <table:table-cell office:value-type="string" calcext:value-type="string">
            <text:p>SHINJUKU LOFT presents「Scorching s Scean!! vol.11」</text:p>
          </table:table-cell>
          <table:table-cell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ロフト飲み会×百歌園</text:p>
          </table:table-cell>
          <table:table-cell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Little Night Gallery] ephemera 1st EP Release Party</text:p>
          </table:table-cell>
          <table:table-cell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2</text:p>
          </table:table-cell>
          <table:table-cell table:style-name="ce35" office:value-type="float" office:value="2" calcext:value-type="float">
            <text:p>2</text:p>
          </table:table-cell>
          <table:table-cell office:value-type="string" calcext:value-type="string">
            <text:p>Our Shining Idol～今君に会いたい～</text:p>
          </table:table-cell>
          <table:table-cell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br2n ※前売りは各出演者の取り置き予約のみ</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風は吹くのか！？Vol.7　</text:p>
          </table:table-cell>
          <table:table-cell office:value-type="string" calcext:value-type="string">
            <text:p>バニラビーンズbr2n SCOOBIE DO</text:p>
          </table:table-cell>
          <table:table-cell office:value-type="string" calcext:value-type="string">
            <text:p>OPEN 18:30 / START 19:00br2nADV¥3500 / DOOR¥4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road to 一世一代のみかん祭〜 vol.3</text:p>
          </table:table-cell>
          <table:table-cell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4</text:p>
          </table:table-cell>
          <table:table-cell table:style-name="ce35" office:value-type="float" office:value="2" calcext:value-type="float">
            <text:p>2</text:p>
          </table:table-cell>
          <table:table-cell office:value-type="string" calcext:value-type="string">
            <text:p>秋葉原３丁目</text:p>
          </table:table-cell>
          <table:table-cell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SQUIDS magazine presents, “AMAZON”</text:p>
          </table:table-cell>
          <table:table-cell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ホワイトデー・キッス・ナイト</text:p>
          </table:table-cell>
          <table:table-cell office:value-type="string" calcext:value-type="string">
            <text:p>やついいちろう(エレキコミック)br2n 他、豪華ゲスト！</text:p>
          </table:table-cell>
          <table:table-cell office:value-type="string" calcext:value-type="string">
            <text:p>OPEN 23:30 / START 23:30br2nADV¥2000 / DOOR 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ピストル・ディスコ巡業2014　『私をFES.に連れてって〜祝祭〜』</text:p>
          </table:table-cell>
          <table:table-cell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DVD「下田美咲って誰？」発売記念「お花見！ブチ上がりカルタ！～美咲のためなら花咲かす～」</text:p>
          </table:table-cell>
          <table:table-cell office:value-type="string" calcext:value-type="string">
            <text:p>下田美咲</text:p>
          </table:table-cell>
          <table:table-cell office:value-type="string" calcext:value-type="string">
            <text:p>OPEN 19:15 / START 19:30br2n※招待制イベント(D代別)</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7</text:p>
          </table:table-cell>
          <table:table-cell table:style-name="ce35" office:value-type="float" office:value="2" calcext:value-type="float">
            <text:p>2</text:p>
          </table:table-cell>
          <table:table-cell office:value-type="string" calcext:value-type="string">
            <text:p>「しゃべる戦艦」～radioheadをしゃべる</text:p>
          </table:table-cell>
          <table:table-cell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LOFT POWER PUSH ! ! 2014</text:p>
          </table:table-cell>
          <table:table-cell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8</text:p>
          </table:table-cell>
          <table:table-cell table:style-name="ce35" office:value-type="float" office:value="2" calcext:value-type="float">
            <text:p>2</text:p>
          </table:table-cell>
          <table:table-cell office:value-type="string" calcext:value-type="string">
            <text:p>3,2,1,explosion！</text:p>
          </table:table-cell>
          <table:table-cell office:value-type="string" calcext:value-type="string">
            <text:p>【LIVE】LIVING IN THE DARK / 今泉沙友里br2n and more...！</text:p>
          </table:table-cell>
          <table:table-cell office:value-type="string" calcext:value-type="string">
            <text:p>OPEN 18:30 / START 19:0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Welcome to the Real World</text:p>
          </table:table-cell>
          <table:table-cell/>
          <table:table-cell office:value-type="string" calcext:value-type="string">
            <text:p>OPEN 18:30 / START 19:0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NO ROOM FOR SQUARES!! Vol.１</text:p>
          </table:table-cell>
          <table:table-cell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0</text:p>
          </table:table-cell>
          <table:table-cell table:style-name="ce35" office:value-type="float" office:value="2" calcext:value-type="float">
            <text:p>2</text:p>
          </table:table-cell>
          <table:table-cell office:value-type="string" calcext:value-type="string">
            <text:p>でんぱないとJAPAN</text:p>
          </table:table-cell>
          <table:table-cell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FLOPPY 20140321</text:p>
          </table:table-cell>
          <table:table-cell office:value-type="string" calcext:value-type="string">
            <text:p>FLOPPY</text:p>
          </table:table-cell>
          <table:table-cell office:value-type="string" calcext:value-type="string">
            <text:p>OPEN 17:00 / START 18:00br2nADV¥3500/DOOR¥4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1</text:p>
          </table:table-cell>
          <table:table-cell table:style-name="ce35" office:value-type="float" office:value="2" calcext:value-type="float">
            <text:p>2</text:p>
          </table:table-cell>
          <table:table-cell office:value-type="string" calcext:value-type="string">
            <text:p>SHIN-JUKE vol.6 ～Fruity&amp;CRZKNY double release Party!!～</text:p>
          </table:table-cell>
          <table:table-cell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SA x RADIOTS – 2 SIDE VORTEX TOUR 2014-</text:p>
          </table:table-cell>
          <table:table-cell office:value-type="string" calcext:value-type="string">
            <text:p>SAbr2n RADIOTSbr2n 【DJ】MAISAWA(Anthology Hair)</text:p>
          </table:table-cell>
          <table:table-cell office:value-type="string" calcext:value-type="string">
            <text:p>OPEN 17:3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2</text:p>
          </table:table-cell>
          <table:table-cell table:style-name="ce35" office:value-type="float" office:value="2" calcext:value-type="float">
            <text:p>2</text:p>
          </table:table-cell>
          <table:table-cell office:value-type="string" calcext:value-type="string">
            <text:p>Connecting the human Sound,the Song which I want to convey!!VOL.15</text:p>
          </table:table-cell>
          <table:table-cell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THE BEETHOVEN Spring ONEMAN Live’14</text:p>
          </table:table-cell>
          <table:table-cell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MONDAY NIGHT ROW</text:p>
          </table:table-cell>
          <table:table-cell office:value-type="string" calcext:value-type="string">
            <text:p>柳家睦＆THE RAT BONESbr2n THE AUTOCRATICS/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TEEN’S MUSIC CAMP 2014 U_22</text:p>
          </table:table-cell>
          <table:table-cell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すーずーずーpresent「reach the sky vol.4」</text:p>
          </table:table-cell>
          <table:table-cell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歌舞伎町爆音祭】其の四</text:p>
          </table:table-cell>
          <table:table-cell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7</text:p>
          </table:table-cell>
          <table:table-cell table:style-name="ce35" office:value-type="float" office:value="2" calcext:value-type="float">
            <text:p>2</text:p>
          </table:table-cell>
          <table:table-cell office:value-type="string" calcext:value-type="string">
            <text:p>『4.13 YONIGE vol.4 ～You nill gaga!!?～@渋谷STAR LOUNGE』</text:p>
          </table:table-cell>
          <table:table-cell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SHIN-JUKE vol.6 after party</text:p>
          </table:table-cell>
          <table:table-cell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28</text:p>
          </table:table-cell>
          <table:table-cell table:style-name="ce35" office:value-type="float" office:value="2" calcext:value-type="float">
            <text:p>2</text:p>
          </table:table-cell>
          <table:table-cell office:value-type="string" calcext:value-type="string">
            <text:p>F.C.Pyro. ONLY!! “CLUB PYRO”</text:p>
          </table:table-cell>
          <table:table-cell/>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GIRL’S SCREAM!!! TOUR FINAL</text:p>
          </table:table-cell>
          <table:table-cell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黒く塗り潰せ!Vol.10]</text:p>
          </table:table-cell>
          <table:table-cell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バーミーフェス</text:p>
          </table:table-cell>
          <table:table-cell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JUN TOGAWA BIRTHDAY LIVE 2014</text:p>
          </table:table-cell>
          <table:table-cell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31</text:p>
          </table:table-cell>
          <table:table-cell table:style-name="ce35" office:value-type="float" office:value="2" calcext:value-type="float">
            <text:p>2</text:p>
          </table:table-cell>
          <table:table-cell office:value-type="string" calcext:value-type="string">
            <text:p>ゴッドバー</text:p>
          </table:table-cell>
          <table:table-cell office:value-type="string" calcext:value-type="string">
            <text:p>br2n 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のびたとたっち企画&lt;底辺にfix&gt;</text:p>
          </table:table-cell>
          <table:table-cell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lt;Rollo vol.11追悼市川修一しばり20分一番勝負&gt;</text:p>
          </table:table-cell>
          <table:table-cell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lt;OFF&gt;</text:p>
          </table:table-cell>
          <table:table-cell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lt;BLACK ROCK SOCIETY&gt;</text:p>
          </table:table-cell>
          <table:table-cell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5</text:p>
          </table:table-cell>
          <table:table-cell table:style-name="ce35" office:value-type="float" office:value="1" calcext:value-type="float">
            <text:p>1</text:p>
          </table:table-cell>
          <table:table-cell/>
          <table:table-cell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lt;Our music&gt;</text:p>
          </table:table-cell>
          <table:table-cell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lt;サンヘドリンスプリングツアー 「好」の5W1H&gt;</text:p>
          </table:table-cell>
          <table:table-cell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lt;マサラワーラー・サーカス&gt;</text:p>
          </table:table-cell>
          <table:table-cell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lt;ONE and ONLY ときにはロンリー&gt; br2n</text:p>
          </table:table-cell>
          <table:table-cell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lt;EXiT&gt;</text:p>
          </table:table-cell>
          <table:table-cell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lt;ALTERNATIVE ELEKI-TOWN&gt;</text:p>
          </table:table-cell>
          <table:table-cell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lt;BIG SOUND MUSEUM&gt;</text:p>
          </table:table-cell>
          <table:table-cell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Bloody Parinirvana Day（血まみれの涅槃会）br2n 〜 ACID MOTHERS TEMPLE &amp; SPACE PARANOIDワンマン in 帝都＞</text:p>
          </table:table-cell>
          <table:table-cell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7</text:p>
          </table:table-cell>
          <table:table-cell table:style-name="ce35" office:value-type="float" office:value="1" calcext:value-type="float">
            <text:p>1</text:p>
          </table:table-cell>
          <table:table-cell/>
          <table:table-cell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lt;No Border Chronicle&gt;</text:p>
          </table:table-cell>
          <table:table-cell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lt;Junk&amp;Pop&gt;</text:p>
          </table:table-cell>
          <table:table-cell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lt;Singing Ahead&gt;</text:p>
          </table:table-cell>
          <table:table-cell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lt;RENTAL EVENT&gt;アプレスエコール主催企画</text:p>
          </table:table-cell>
          <table:table-cell office:value-type="string" calcext:value-type="string">
            <text:p>アプレスエコール / 他</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lt;RENTAL EVENT&gt;</text:p>
          </table:table-cell>
          <table:table-cell/>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lt;SEXY DRIVE vol.7&gt;</text:p>
          </table:table-cell>
          <table:table-cell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5</text:p>
          </table:table-cell>
          <table:table-cell table:style-name="ce35" office:value-type="float" office:value="1" calcext:value-type="float">
            <text:p>1</text:p>
          </table:table-cell>
          <table:table-cell/>
          <table:table-cell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lt;グルグル祭り2014&gt;</text:p>
          </table:table-cell>
          <table:table-cell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lt;M☆N☆T 20140327&gt;</text:p>
          </table:table-cell>
          <table:table-cell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lt;MOST PARTY&gt;</text:p>
          </table:table-cell>
          <table:table-cell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lt;RENTAL EVENT&gt;br2n &lt;Kane J「SKETCH」DVD Release Tour 〜First〜/Tyler’s Birthday LIVE&gt;</text:p>
          </table:table-cell>
          <table:table-cell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lt;CHAOS JAPANESE! FUKUSHIMA⇔TOKYO&gt;</text:p>
          </table:table-cell>
          <table:table-cell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lt;ALL THE TEENS DUDES!! Vol.2&gt;</text:p>
          </table:table-cell>
          <table:table-cell office:value-type="string" calcext:value-type="string">
            <text:p>10代限定のライブイベント! br2n 詳しくはコチラ→ http://www.ikebe-gakki.com/web-ikebe/teens-only/index.html</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2</text:p>
          </table:table-cell>
          <table:table-cell table:style-name="ce35" office:value-type="float" office:value="2" calcext:value-type="float">
            <text:p>2</text:p>
          </table:table-cell>
          <table:table-cell office:value-type="string" calcext:value-type="string">
            <text:p>&lt;RENTAL EVENT&gt;br2n &lt;鈴湯×北沢綾香『Little Twin Melody』vol.2&gt;</text:p>
          </table:table-cell>
          <table:table-cell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29</text:p>
          </table:table-cell>
          <table:table-cell table:style-name="ce35"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LET'S GO!Rockin'n'Rollin' vol.57 〜Rockin! Dance To The Bop Night!!!!!!!! 〜</text:p>
          </table:table-cell>
          <table:table-cell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ドン・マツオ 3rd ソロアルバム リリースライブ</text:p>
          </table:table-cell>
          <table:table-cell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Beat Happening！×しらけちまうぜ VOL.1</text:p>
          </table:table-cell>
          <table:table-cell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Beat Happening！VOL.1112</text:p>
          </table:table-cell>
          <table:table-cell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TRACE FEAST vol.12</text:p>
          </table:table-cell>
          <table:table-cell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中谷健吾と愉快な仲間たち</text:p>
          </table:table-cell>
          <table:table-cell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LITTLE ELVIS RYUTA PRESENTS SUPPORT THE UNDERGROUND LIVE MEETING</text:p>
          </table:table-cell>
          <table:table-cell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サトウトモミpresents 「サトウの日」</text:p>
          </table:table-cell>
          <table:table-cell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IRIKO&amp;BH！共同企画 『ドラムサポート現地調達ツアー！下北編！』</text:p>
          </table:table-cell>
          <table:table-cell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箪笥企画「タンス・オン・ザ・ナイト!!」</text:p>
          </table:table-cell>
          <table:table-cell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カネコアヤノ企画supported by Beat Happening！ 「カネコアヤノ1st ALBUM『来世はアイドル』 （リリース遅れてごめんなさい…）パーティー！」</text:p>
          </table:table-cell>
          <table:table-cell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SHIMOKITA KITCHEN</text:p>
          </table:table-cell>
          <table:table-cell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サンキュー！ロッカーズ！</text:p>
          </table:table-cell>
          <table:table-cell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the persimmons企画 「隣の柿はよく客食う柿だ vol.2」</text:p>
          </table:table-cell>
          <table:table-cell office:value-type="string" calcext:value-type="string">
            <text:p>the persimmons / シーラカンス / 北澤ゆうほ / airbag / and more</text:p>
          </table:table-cell>
          <table:table-cell office:value-type="string" calcext:value-type="string">
            <text:p>●OPEN 18:30 / START 19:00　●ADV / DOOR 調整中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Beat Happening！MAX！@BASEMENT</text:p>
          </table:table-cell>
          <table:table-cell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Beat Happening！〜オトノエ（from札幌）『素晴らしい時代e.p』 レコ発東京TOUR！下北沢編〜</text:p>
          </table:table-cell>
          <table:table-cell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革命前夜#002</text:p>
          </table:table-cell>
          <table:table-cell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Beat Happening！MONDAY PANIC！</text:p>
          </table:table-cell>
          <table:table-cell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ANYTIME !! Vol.3</text:p>
          </table:table-cell>
          <table:table-cell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ヤマチ企画×BH!『あの娘のスカートの中』</text:p>
          </table:table-cell>
          <table:table-cell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DISCO CHANNEL</text:p>
          </table:table-cell>
          <table:table-cell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The Plashments TOUR 2014『Kick and Rush』</text:p>
          </table:table-cell>
          <table:table-cell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ひらくドア レコ発&amp;ラストワンマンライブ「夢から醒めても君に逢えたら」</text:p>
          </table:table-cell>
          <table:table-cell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KANAHEBI LIVE</text:p>
          </table:table-cell>
          <table:table-cell office:value-type="string" calcext:value-type="string">
            <text:p><text:s text:c="2"/>&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Less Than TV × THREE presentsbr2n "Soundhole Syndicate⑥ 〜「FOLK SHOCK FUCKERS③」&amp;「COMIC EP」br2n W RELEASE PARTY！！〜"</text:p>
          </table:table-cell>
          <table:table-cell office:value-type="string" calcext:value-type="string">
            <text:p><text:s text:c="2"/>FOLK SHOCK FUCKERS / 三沢洋紀と岡林ロックンロール・センター / 倉内太 ラミ子 / Ohayo Mountain Road / 久土'N'茶谷 / 有馬和樹(おとぎ話) / 三輪二郎＆マザーコンプレックス 真黒毛ぼっくす / ナスカ・カー / ランタンパレード <text:s text:c="4"/></text:p>
          </table:table-cell>
          <table:table-cell office:value-type="string" calcext:value-type="string">
            <text:p>open / start 14:30 / 15: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ひな祭りに帰ってきた金ちゃんのロックンロールサーカス</text:p>
          </table:table-cell>
          <table:table-cell office:value-type="string" calcext:value-type="string">
            <text:p><text:s text:c="2"/>THE LET'S GO's / BOY FROM HELL / 佐古勇気とGABBA GABBA HEY <text:s/>&lt;DJ&gt; ネモト・ド・ショボーレ（DECKREC） &lt;FOOD&gt; キッチン小判鮫 <text:s text:c="5"/></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DEXPO! -ウイニングイレブン 最強王者決定戦 〜W杯イヤーSP〜-</text:p>
          </table:table-cell>
          <table:table-cell office:value-type="string" calcext:value-type="string">
            <text:p><text:s text:c="2"/>ウイイレ2014年初大会 !! 挑戦者募集 !! <text:s/></text:p>
          </table:table-cell>
          <table:table-cell office:value-type="string" calcext:value-type="string">
            <text:p>open / start 20:00予定　adv / door 1500 (w/2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twine reveal</text:p>
          </table:table-cell>
          <table:table-cell office:value-type="string" calcext:value-type="string">
            <text:p><text:s text:c="2"/>SFTSTPS (from Berlin) / Chihei Hatakeyama / AKN (kuruucrew / goat) / haruhisa tanaka &lt;DJ&gt; PONTIAC aka びんかん <text:s text:c="4"/></text:p>
          </table:table-cell>
          <table:table-cell office:value-type="string" calcext:value-type="string">
            <text:p>open / start 19:00 / 19: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スーパースリー 〜アンディ凱旋ライブをOMOTENASHI〜</text:p>
          </table:table-cell>
          <table:table-cell office:value-type="string" calcext:value-type="string">
            <text:p><text:s text:c="2"/>Little Wood(大阪) / Rくん(Daniel Kwon) / 杉山裕 / 川島功平 / 鈴木健吾(ex.THREE) / しばやまいぬ 鈴木健介(salsa) / and more <text:s/></text:p>
          </table:table-cell>
          <table:table-cell office:value-type="string" calcext:value-type="string">
            <text:p>open / start 18:30 / 19: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M.J.Q presentsbr2n 「天罰なんかクソ喰らえっ!!! vol.23」</text:p>
          </table:table-cell>
          <table:table-cell office:value-type="string" calcext:value-type="string">
            <text:p><text:s text:c="2"/>M.J.Q (遠藤ミチロウ+クハラカズユキ+山本久土) / イマイアキノブ×サトウミノル <text:s text:c="4"/></text:p>
          </table:table-cell>
          <table:table-cell office:value-type="string" calcext:value-type="string">
            <text:p>open / start 18:30 / 19:3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JUKEBOX 番外編リベンジマッチ</text:p>
          </table:table-cell>
          <table:table-cell office:value-type="string" calcext:value-type="string">
            <text:p><text:s text:c="2"/>&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 <text:s text:c="2"/></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8</text:p>
          </table:table-cell>
          <table:table-cell table:style-name="ce35" office:value-type="float" office:value="2" calcext:value-type="float">
            <text:p>2</text:p>
          </table:table-cell>
          <table:table-cell office:value-type="string" calcext:value-type="string">
            <text:p>JUKEBOX 番外編リベンジマッチ</text:p>
          </table:table-cell>
          <table:table-cell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ドン・マルティネス presentsbr2n 「岡本大聖誕祭 サンキューロッカーズ」</text:p>
          </table:table-cell>
          <table:table-cell office:value-type="string" calcext:value-type="string">
            <text:p><text:s text:c="2"/>ドン・マルティネス / ソコラノグループ / 森岡義裕(撃鉄) / 鈴木健介(salsa) / and more &lt;DJ&gt; ファンクおにぃ(集good!!!) <text:s text:c="5"/></text:p>
          </table:table-cell>
          <table:table-cell office:value-type="string" calcext:value-type="string">
            <text:p>open / close 14:00 / 18:00 adv / door 1000 / 1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BAD BLOOD</text:p>
          </table:table-cell>
          <table:table-cell office:value-type="string" calcext:value-type="string">
            <text:p><text:s text:c="2"/>ダニー井野 / クックヨシザワ(ミートザホープス) / 関口萌(Paradise/アンダーボーイズ) / 佐古勇気(snap)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Room Service</text:p>
          </table:table-cell>
          <table:table-cell office:value-type="string" calcext:value-type="string">
            <text:p><text:s text:c="2"/>&lt;LIVE&gt; Zews / 狂気 / SMOKIN' IN THE BOYS ROOM <text:s/>&lt;DJ&gt; くそばばあ(FALSETTOS) / 邪魔介(ALL RAGGAE Set) / シンイチ&amp;ぽんちゃん Ai tune&amp;acuy / poco / iku(Merpeoples) <text:s/>&lt;FOOD&gt; ??? <text:s/></text:p>
          </table:table-cell>
          <table:table-cell office:value-type="string" calcext:value-type="string">
            <text:p>open / start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国学院音楽遊ギ</text:p>
          </table:table-cell>
          <table:table-cell office:value-type="string" calcext:value-type="string">
            <text:p><text:s text:c="2"/>*** <text:s/></text:p>
          </table:table-cell>
          <table:table-cell office:value-type="string" calcext:value-type="string">
            <text:p>open / start ***　adv / door ***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3AD</text:p>
          </table:table-cell>
          <table:table-cell office:value-type="string" calcext:value-type="string">
            <text:p><text:s text:c="2"/>ChainsawTV(福岡) / JENNIFER ISOLATION(福岡) / 狂気 / 水彩 / Adios Amigos / and more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Kin &amp; Ai presentsbr2n 「W」</text:p>
          </table:table-cell>
          <table:table-cell office:value-type="string" calcext:value-type="string">
            <text:p><text:s text:c="2"/>&lt;LIVE&gt; ロイジプシー / 田中象雨×櫻井ちひろ(ライブ書道) / BOY FROM HELL / ホッタモモ &lt;DJ&gt; John Titors/ ホセポッセ /原島"ど真ん中"宙芳 / 古川(狂気) <text:s text:c="4"/></text:p>
          </table:table-cell>
          <table:table-cell office:value-type="string" calcext:value-type="string">
            <text:p>open / start 18:00 / 18:3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HUH × DJ MEMAI presentsbr2n 「OBEY」</text:p>
          </table:table-cell>
          <table:table-cell office:value-type="string" calcext:value-type="string">
            <text:p><text:s text:c="2"/>HUH / DJ MEMAI×HIKO / CARRE / KURUUCREW / L?K?O <text:s text:c="4"/></text:p>
          </table:table-cell>
          <table:table-cell office:value-type="string" calcext:value-type="string">
            <text:p>open / start 19:00 / 19: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お熱いのがお好き</text:p>
          </table:table-cell>
          <table:table-cell office:value-type="string" calcext:value-type="string">
            <text:p><text:s text:c="4"/>お熱いブログ http://www.oatsuinogaosuki.blogspot.jp/ <text:s text:c="2"/></text:p>
          </table:table-cell>
          <table:table-cell office:value-type="string" calcext:value-type="string">
            <text:p>open / start 13:00 / 13:30　adv / door 2500 / 28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menu!</text:p>
          </table:table-cell>
          <table:table-cell office:value-type="string" calcext:value-type="string">
            <text:p><text:s text:c="2"/>東洋ノ魔女 / くれないけいく / and more <text:s/></text:p>
          </table:table-cell>
          <table:table-cell office:value-type="string" calcext:value-type="string">
            <text:p>open / start 18:3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Getting Better Presentsbr2n 「FREEDOM [Champagne]祭」</text:p>
          </table:table-cell>
          <table:table-cell office:value-type="string" calcext:value-type="string">
            <text:p><text:s text:c="2"/>&lt;DJ&gt; 片平実(Getting Better) <text:s text:c="3"/></text:p>
          </table:table-cell>
          <table:table-cell office:value-type="string" calcext:value-type="string">
            <text:p>open / start 18:00　adv / door 1500 / 2000 (+1d)　ticket THREEbr2n</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ookubofactory企画br2n 「the Factory 1」</text:p>
          </table:table-cell>
          <table:table-cell office:value-type="string" calcext:value-type="string">
            <text:p><text:s text:c="2"/>ookubofactory / the mornings / トリプルファイヤー <text:s/></text:p>
          </table:table-cell>
          <table:table-cell office:value-type="string" calcext:value-type="string">
            <text:p>open / start 19:00 / 20: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To Be Announced</text:p>
          </table:table-cell>
          <table:table-cell office:value-type="string" calcext:value-type="string">
            <text:p><text:s text:c="2"/>***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ランランランズ　1st Album　レコ発ツアーbr2n 「ランランランズは疾走中」br2n ツアーファイナル</text:p>
          </table:table-cell>
          <table:table-cell office:value-type="string" calcext:value-type="string">
            <text:p><text:s text:c="2"/>ランランランズ / 或るミイ / the milky tangerine &lt;DJ&gt; TANACHU <text:s text:c="5"/></text:p>
          </table:table-cell>
          <table:table-cell office:value-type="string" calcext:value-type="string">
            <text:p>open / start 18:0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The first anniversary</text:p>
          </table:table-cell>
          <table:table-cell office:value-type="string" calcext:value-type="string">
            <text:p><text:s text:c="2"/>黒水伸一TRIO （黒水伸一 Vo,G/伴慶充 Ds,Cho/信夫正彦 B,Key,Cho） <text:s text:c="4"/></text:p>
          </table:table-cell>
          <table:table-cell office:value-type="string" calcext:value-type="string">
            <text:p>open / start 18:30 / 19:0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P×N×K !!!</text:p>
          </table:table-cell>
          <table:table-cell office:value-type="string" calcext:value-type="string">
            <text:p><text:s text:c="2"/>藤岡みなみ&amp;ザ・モローンズ / NZNZCAKE / FALSETTOS / and more <text:s text:c="4"/></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カラバッシュの左側</text:p>
          </table:table-cell>
          <table:table-cell office:value-type="string" calcext:value-type="string">
            <text:p><text:s text:c="2"/>WINDOWZ / PeopleJam / 沖ちづる / mothercoat / テコの原理 <text:s/></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otoe label presetsbr2n 「NO FUN vol.6」</text:p>
          </table:table-cell>
          <table:table-cell office:value-type="string" calcext:value-type="string">
            <text:p><text:s text:c="2"/>デマゴーグ / THIS IS JAPAN / KIRIHITO <text:s text:c="3"/></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シャー クニャークス×アーバンダンス共同企画br2n 「シャーバンダンス王国のサーカス」</text:p>
          </table:table-cell>
          <table:table-cell office:value-type="string" calcext:value-type="string">
            <text:p><text:s text:c="2"/>シャー クニャークス / アーバンダンス /The Randolf / HAPPLE <text:s/>&lt;food&gt; eetee食堂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Trivandrum</text:p>
          </table:table-cell>
          <table:table-cell office:value-type="string" calcext:value-type="string">
            <text:p><text:s text:c="2"/>&lt;LIVE&gt; HATENOHATE / Sandy Frank / Y.I.M &lt;DJ&gt; ALTZ / PONTIAC a.k.a びんかん (/Abduction) / BLACKOUT aka DJ HIROAKI (PSYCHOGEM/ene) / and more &lt;DECO&gt; aiyuuri (Vaaaahana/秘境祭) <text:s text:c="2"/></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東京ノイズ第八回</text:p>
          </table:table-cell>
          <table:table-cell office:value-type="string" calcext:value-type="string">
            <text:p><text:s text:c="2"/>§†§ / ロック墓場（NAGOYA) / †13TH MOON† / PANORAMA FAMILY / シャイガンティ / COUNT　PHANTOM（NAGOYA） Y.I.M. / YOU GOT A RADIO! / TECHNIC RUNNER <text:s text:c="4"/></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アミーズボーカルスクール パフォーマンス部発表会 vol.0</text:p>
          </table:table-cell>
          <table:table-cell office:value-type="string" calcext:value-type="string">
            <text:p><text:s text:c="2"/>*** <text:s/></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30</text:p>
          </table:table-cell>
          <table:table-cell table:style-name="ce35" office:value-type="float" office:value="2" calcext:value-type="float">
            <text:p>2</text:p>
          </table:table-cell>
          <table:table-cell office:value-type="string" calcext:value-type="string">
            <text:p>ゆん☆リボーん presents br2n 「アンチエイジング日本代表唄って踊れるアジアのロックスターゆん様誕生日パーティー」</text:p>
          </table:table-cell>
          <table:table-cell office:value-type="string" calcext:value-type="string">
            <text:p><text:s text:c="2"/>Withキュウ / riverロマンチック日本代表 <text:s/></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maintenance</text:p>
          </table:table-cell>
          <table:table-cell office:value-type="string" calcext:value-type="string">
            <text:p><text:s text:c="2"/>*THREE店頭前売は通常通り16:00〜販売致します。 </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DaisyBar 9th Anniversary~THE Roll&amp;McCARTNEY 2ndEPbr2n リリースパーティ”カム・トゥゲザーVol.1”~＞</text:p>
          </table:table-cell>
          <table:table-cell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Daisy Bar 9th Anniversary × The cold tommybr2n 「パスコード」発売記念ワンマン【TEMPERANCE】＞</text:p>
          </table:table-cell>
          <table:table-cell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DaisyBar 9th Anniversary~Show must go on~＞</text:p>
          </table:table-cell>
          <table:table-cell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DaisyBar 9th Anniversary~Matchbox~＞</text:p>
          </table:table-cell>
          <table:table-cell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DaisyBar 9th Anniversary~NIGHT ON THE PLANET！presentsbr2n 『COOL FOOL』~＞</text:p>
          </table:table-cell>
          <table:table-cell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DaisyBar 9th Anniversary~HEAT OUT~＞</text:p>
          </table:table-cell>
          <table:table-cell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DaisyBar 9th Anniversary~CHROCO presents“クロコの穴”~＞</text:p>
          </table:table-cell>
          <table:table-cell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DaisyBar 9th Anniversary~WILD NOBU AND RYOHEI ROCKER PRESENTS“RIDE ON REBELS”＞</text:p>
          </table:table-cell>
          <table:table-cell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DaisyBar 9th Anniversary~First Impression~＞</text:p>
          </table:table-cell>
          <table:table-cell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DaisyBar 9th Anniversary~From The Beginning~＞</text:p>
          </table:table-cell>
          <table:table-cell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DaisyBar 9th Anniversary~Reddy Teddy~＞</text:p>
          </table:table-cell>
          <table:table-cell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DaisyBar 9th Anniversary~Groovy Park~＞</text:p>
          </table:table-cell>
          <table:table-cell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DaisyBar 9th Anniversary~GREAT HUNTING NIGHT VOL.55~＞</text:p>
          </table:table-cell>
          <table:table-cell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DaisyBar 9th Anniversary~BEAT WAVE~＞</text:p>
          </table:table-cell>
          <table:table-cell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DaisyBar 9th Anniversary~ROCK'N'ROLL SURVIVOR~＞</text:p>
          </table:table-cell>
          <table:table-cell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DaisyBar 9th Anniversary~SUNDAY COMPLEX~＞</text:p>
          </table:table-cell>
          <table:table-cell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DaisyBar 9th Anniversary~YOUNG ALIVE~＞</text:p>
          </table:table-cell>
          <table:table-cell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DaisyBar 9th Anniversary~NIGHT ON THE PLANET！presentsbr2n 『MAGICAL COLORS』~＞</text:p>
          </table:table-cell>
          <table:table-cell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DaisyBar 9th Anniversary~from here to now to you~＞</text:p>
          </table:table-cell>
          <table:table-cell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DaisyBar 9th Anniversary~Groovy Park~＞</text:p>
          </table:table-cell>
          <table:table-cell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DaisyBar 9th Anniversary~集団パラリラ企画br2n 『月まで届け、少年ラの声 vol.12』＞</text:p>
          </table:table-cell>
          <table:table-cell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DaisyBar 9th Anniversary×DJ udon(club Oh-Yeah!!!)共同企画＞</text:p>
          </table:table-cell>
          <table:table-cell office:value-type="string" calcext:value-type="string">
            <text:p>the blackshoesbr2n The holy'sbr2n INNOSENT in FORMAL br2n DJ udon(club Oh-Yeah!!!) br2n tomijibr2n 鈴木央 br2n br2n br2n OPEN 18:00 START 18:30</text:p>
          </table:table-cell>
          <table:table-cell office:value-type="string" calcext:value-type="string">
            <text:p>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DaisyBar 9th Anniversary~YOU GOTTA MOVE!!!~＞</text:p>
          </table:table-cell>
          <table:table-cell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DaisyBar 9th Anniversary~YOUNG ALIVE~＞</text:p>
          </table:table-cell>
          <table:table-cell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DaisyBar 9th Anniversarybr2n ~Mister Postman×天狗☆スター 共同企画“強欲チャダルト”~＞</text:p>
          </table:table-cell>
          <table:table-cell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DaisyBar 9th Anniversary~Reddy Teddy~＞</text:p>
          </table:table-cell>
          <table:table-cell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SHIMOKITA HARD ROCK MEETING DaisyBar 9th Anniversary SPECIAL!!!＞</text:p>
          </table:table-cell>
          <table:table-cell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DaisyBar 9th Anniversary~BET IT ALL~＞</text:p>
          </table:table-cell>
          <table:table-cell office:value-type="string" calcext:value-type="string">
            <text:p>The next! Liddell 1974br2n ハグレヤギbr2n DODObr2n The cold tommy </text:p>
          </table:table-cell>
          <table:table-cell office:value-type="string" calcext:value-type="string">
            <text:p>br2n 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DaisyBar 9th Anniversary~ BAND A presentsbr2n 「ライブ会場限定シングル「テレパＣ」br2n リリースツアー”即売会”」~＞</text:p>
          </table:table-cell>
          <table:table-cell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DaisyBar 9th Anniversary~NIGHT ON THE PLANET！~＞</text:p>
          </table:table-cell>
          <table:table-cell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DaisyBar 9th Anniversary~CATS&amp;DOGS~＞</text:p>
          </table:table-cell>
          <table:table-cell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BACK LIFT 【FULL OF OUR BIG DREAM TOUR2014】</text:p>
          </table:table-cell>
          <table:table-cell office:value-type="string" calcext:value-type="string">
            <text:p>BACK LIFTbr2n THE SKIPPERSbr2n ENTH</text:p>
          </table:table-cell>
          <table:table-cell office:value-type="string" calcext:value-type="string">
            <text:p>OPEN 17:30 / START 18: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おぞうにレコーズ×下北沢シェルター presents 「月刊初詣」</text:p>
          </table:table-cell>
          <table:table-cell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2</text:p>
          </table:table-cell>
          <table:table-cell table:style-name="ce35" office:value-type="float" office:value="2" calcext:value-type="float">
            <text:p>2</text:p>
          </table:table-cell>
          <table:table-cell office:value-type="string" calcext:value-type="string">
            <text:p>ノグチサトシ「負け犬」リリースツアー”遠吠え行脚(あん♡ギャ”)”</text:p>
          </table:table-cell>
          <table:table-cell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QUATTRO Presents ” Dirt Garfunkel ”</text:p>
          </table:table-cell>
          <table:table-cell office:value-type="string" calcext:value-type="string">
            <text:p>QUATTRObr2n FRONTIER BACKYARD</text:p>
          </table:table-cell>
          <table:table-cell office:value-type="string" calcext:value-type="string">
            <text:p>OPEN 18:30 / START 19:30br2nTHANK YOU SOLD OUT!!br2n br2n ADV￥3300 / DOOR￥3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春のPAN祭り～遊びたい都・市・頃～</text:p>
          </table:table-cell>
          <table:table-cell office:value-type="string" calcext:value-type="string">
            <text:p>PANbr2n sumikabr2n STANCE PUNKS</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enn x ELECTRIC LUNCH × HIGH BONE MUSCLE共同企画 「 eL 」〜エル〜</text:p>
          </table:table-cell>
          <table:table-cell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BOOKMARK’s vol.1</text:p>
          </table:table-cell>
          <table:table-cell office:value-type="string" calcext:value-type="string">
            <text:p>br2n BALLOON88br2n Elflock goes madbr2n The東京シュガーキャッツbr2n the Lucy</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SHARK TOKYO”</text:p>
          </table:table-cell>
          <table:table-cell office:value-type="string" calcext:value-type="string">
            <text:p>toldbr2n ゆれる</text:p>
          </table:table-cell>
          <table:table-cell office:value-type="string" calcext:value-type="string">
            <text:p>OPEN 18:0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LessThan TV pre.【VOLT IN HAUS 4】</text:p>
          </table:table-cell>
          <table:table-cell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New Live Emot</text:p>
          </table:table-cell>
          <table:table-cell office:value-type="string" calcext:value-type="string">
            <text:p>真夜中ブランケットbr2n リリンシュbr2n and more.</text:p>
          </table:table-cell>
          <table:table-cell office:value-type="string" calcext:value-type="string">
            <text:p>OPEN 12:30 / START 13:00br2n各バンド取り置きbr2n br2n ADV￥1200/ DOOR¥1700br2n br2n  </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9</text:p>
          </table:table-cell>
          <table:table-cell table:style-name="ce35" office:value-type="float" office:value="2" calcext:value-type="float">
            <text:p>2</text:p>
          </table:table-cell>
          <table:table-cell office:value-type="string" calcext:value-type="string">
            <text:p>『PUNK UPSTARTS vol.2』</text:p>
          </table:table-cell>
          <table:table-cell office:value-type="string" calcext:value-type="string">
            <text:p>ゲンドウミサイルbr2n LET IT ROCK$br2n Theトリコロールbr2n V．Sbr2n br2n DJ：コータロー</text:p>
          </table:table-cell>
          <table:table-cell office:value-type="string" calcext:value-type="string">
            <text:p>OPEN 18:30 / START 19:00br2nADV￥23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アップル斎藤と愉快なヘラクレスたち presents ヘラクレスOH-!NUKi the FINAL</text:p>
          </table:table-cell>
          <table:table-cell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DOMESTIC ANIMAL FESTA. ASPARAGUS ONEMAN SHOW</text:p>
          </table:table-cell>
          <table:table-cell office:value-type="string" calcext:value-type="string">
            <text:p>ASPARAGUS</text:p>
          </table:table-cell>
          <table:table-cell office:value-type="string" calcext:value-type="string">
            <text:p>OPEN 19:00 / START 19:30br2nTHANK YOU!! SOLD OUT!!br2n br2n ADV￥3000 / DOOR￥3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THE TRUST BLAST presents “10,000,000 VOICES vol.8”</text:p>
          </table:table-cell>
          <table:table-cell office:value-type="string" calcext:value-type="string">
            <text:p>HAKAIHAYABUSAbr2n MINAMI NiNEbr2n THE RODEOSbr2n THE TRUST BLAST</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2013年度、大忘年会！” 〜気になるあの子を挟み撃ち〜</text:p>
          </table:table-cell>
          <table:table-cell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SECRET 7 LINE 7周年記念ファン感謝祭 スペシャルワンマンライブ</text:p>
          </table:table-cell>
          <table:table-cell office:value-type="string" calcext:value-type="string">
            <text:p>SECRET 7 LINE</text:p>
          </table:table-cell>
          <table:table-cell office:value-type="string" calcext:value-type="string">
            <text:p>OPEN 18:30 / START 19:00br2nADV￥777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NOT A NAME SOLDIERS SIGNS TOUR 2014 FINAL</text:p>
          </table:table-cell>
          <table:table-cell office:value-type="string" calcext:value-type="string">
            <text:p>NOT A NAME SOLDIERSbr2n HAWAIIAN6br2n ETERNAL ELYSIUM</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三原重夫’sドラムクリニック　「チューニングアドバンス」　～とりあえず怒られない音作り～</text:p>
          </table:table-cell>
          <table:table-cell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6</text:p>
          </table:table-cell>
          <table:table-cell table:style-name="ce35" office:value-type="float" office:value="2" calcext:value-type="float">
            <text:p>2</text:p>
          </table:table-cell>
          <table:table-cell office:value-type="string" calcext:value-type="string">
            <text:p>SEX VIRGIN KILLER NEW SINGLE 発売記念GIG</text:p>
          </table:table-cell>
          <table:table-cell office:value-type="string" calcext:value-type="string">
            <text:p>SEX VIRGIN KILLERbr2n Borisbr2n MEANING</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MIX MARKET 15th Anniversary 第1段 ～春の祭典 はっきよい のこったん～</text:p>
          </table:table-cell>
          <table:table-cell office:value-type="string" calcext:value-type="string">
            <text:p>MIX MARKETbr2n チリヌルヲワカ</text:p>
          </table:table-cell>
          <table:table-cell office:value-type="string" calcext:value-type="string">
            <text:p>OPEN 19:00 / START 19:30br2nADV￥2800 / DOOR￥3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ユリイカ企画「エンドロールでハイライトvol.1」</text:p>
          </table:table-cell>
          <table:table-cell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今日のできごと×SHELTER presents!!</text:p>
          </table:table-cell>
          <table:table-cell office:value-type="string" calcext:value-type="string">
            <text:p>THIS IS PANICbr2n バロムワンbr2n アカケルジャクソンbr2n YDOでんじゃらす弾き語り</text:p>
          </table:table-cell>
          <table:table-cell office:value-type="string" calcext:value-type="string">
            <text:p>OPEN 18:30 / START 19:00br2nADV￥1500 / DOOR￥1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ビレッジマンズストアpresents”爆裂ヒーローショウ”３マン</text:p>
          </table:table-cell>
          <table:table-cell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0</text:p>
          </table:table-cell>
          <table:table-cell table:style-name="ce35" office:value-type="float" office:value="2" calcext:value-type="float">
            <text:p>2</text:p>
          </table:table-cell>
          <table:table-cell office:value-type="string" calcext:value-type="string">
            <text:p>ジャイアンナイトpresents TALK＆DJ 「おおたにとーやま」</text:p>
          </table:table-cell>
          <table:table-cell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FMおだわら　アイドル放送局～隣のあの子はアイドルだ！～pre.「アイドル城下町vol.1」</text:p>
          </table:table-cell>
          <table:table-cell office:value-type="string" calcext:value-type="string">
            <text:p>WHY@DOLLbr2n Tokyo Cheer2 Partybr2n 青SHUN学園 br2n andmore</text:p>
          </table:table-cell>
          <table:table-cell office:value-type="string" calcext:value-type="string">
            <text:p>OPEN 11:00 / START 11:3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1</text:p>
          </table:table-cell>
          <table:table-cell table:style-name="ce35" office:value-type="float" office:value="2" calcext:value-type="float">
            <text:p>2</text:p>
          </table:table-cell>
          <table:table-cell office:value-type="string" calcext:value-type="string">
            <text:p>「FUZZ’Em All vo.3」</text:p>
          </table:table-cell>
          <table:table-cell office:value-type="string" calcext:value-type="string">
            <text:p>KAGERObr2n LAGITAGIDAbr2n GEEKSTREEKS</text:p>
          </table:table-cell>
          <table:table-cell office:value-type="string" calcext:value-type="string">
            <text:p>OPEN 18:30 / START 19:00br2nADV￥2500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TEEN’S MUSIC CAMP 2014」</text:p>
          </table:table-cell>
          <table:table-cell office:value-type="string" calcext:value-type="string">
            <text:p>ねこね、こねこね。br2n ごじゅうおん崩壊br2n Ammybr2n ゲスト１組あり</text:p>
          </table:table-cell>
          <table:table-cell office:value-type="string" calcext:value-type="string">
            <text:p>OPEN 12:30 / START 13:00br2nADV￥800 / DOOR￥1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2</text:p>
          </table:table-cell>
          <table:table-cell table:style-name="ce35" office:value-type="float" office:value="2" calcext:value-type="float">
            <text:p>2</text:p>
          </table:table-cell>
          <table:table-cell office:value-type="string" calcext:value-type="string">
            <text:p>“PSYCHOHOLIC REVOLT -UNDEAD CONDEMNED TO ROCK FOREVER-” 〜5th ALBUM “THE RETURN OF THE LIVING DEAD” RELEASE PARTY &amp; HIROYUKI FINAL STAGE!!!〜</text:p>
          </table:table-cell>
          <table:table-cell office:value-type="string" calcext:value-type="string">
            <text:p>CRACKSbr2n ZOMBIE CATS</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The Songlines of Protesta」</text:p>
          </table:table-cell>
          <table:table-cell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3</text:p>
          </table:table-cell>
          <table:table-cell table:style-name="ce35" office:value-type="float" office:value="2" calcext:value-type="float">
            <text:p>2</text:p>
          </table:table-cell>
          <table:table-cell office:value-type="string" calcext:value-type="string">
            <text:p>The Cavemans presents 「洞穴倶楽部〜新世紀、イチ！ニイ！アナコンダーー！黄金の牙編〜」</text:p>
          </table:table-cell>
          <table:table-cell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水上カルビpresents “若気の至り” vol.01</text:p>
          </table:table-cell>
          <table:table-cell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夢幻の宴vol.24〜夢幻シンドロームのマーチ〜</text:p>
          </table:table-cell>
          <table:table-cell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単独公演「灼熱戦」</text:p>
          </table:table-cell>
          <table:table-cell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単独公演「灼熱戦」</text:p>
          </table:table-cell>
          <table:table-cell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GLIM SPANKY “FREAK ON THE HILL”</text:p>
          </table:table-cell>
          <table:table-cell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9</text:p>
          </table:table-cell>
          <table:table-cell table:style-name="ce35" office:value-type="float" office:value="1" calcext:value-type="float">
            <text:p>1</text:p>
          </table:table-cell>
          <table:table-cell table:number-columns-repeated="2"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KOGA RECORDS NIGHT – 20th Anniversary Special -</text:p>
          </table:table-cell>
          <table:table-cell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this is not a business HMV限定シングル「very.nice.good.」 発売記念ワンマンライブ 「very.nice.good.live」</text:p>
          </table:table-cell>
          <table:table-cell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春休みダヨ！全員集合！！東西LIVE合戦！！下北沢編〜</text:p>
          </table:table-cell>
          <table:table-cell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Que 20周年2DAYS 『OPERATION Que HATACHI』br2n 祝！ドミンゴス結成20周年企画！Love of music2014！2DAYS！</text:p>
          </table:table-cell>
          <table:table-cell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1</text:p>
          </table:table-cell>
          <table:table-cell table:style-name="ce35" office:value-type="float" office:value="2" calcext:value-type="float">
            <text:p>2</text:p>
          </table:table-cell>
          <table:table-cell office:value-type="string" calcext:value-type="string">
            <text:p>【A.N】 "FREAK AFFAIR 特集：ARCTIC MONKEYS"br2n [ROCK,UK・US INDIE,NEW WAVE,DANCE MUSIC,and more]</text:p>
          </table:table-cell>
          <table:table-cell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Que 20周年2DAYS 『OPERATION Que HATACHI』br2n祝！ドミンゴス結成20周年企画！Love of music2014！2DAYS！</text:p>
          </table:table-cell>
          <table:table-cell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今日は楽しいイイ祭り♪</text:p>
          </table:table-cell>
          <table:table-cell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君の唄と僕の声</text:p>
          </table:table-cell>
          <table:table-cell office:value-type="string" calcext:value-type="string">
            <text:p>カリフ／TAKE COVER／中根大輔Band／wak</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サンダルバッヂ企画《灯ともし頃VOL.9》</text:p>
          </table:table-cell>
          <table:table-cell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LIVE!LIFE!!STYLE!!!</text:p>
          </table:table-cell>
          <table:table-cell office:value-type="string" calcext:value-type="string">
            <text:p>HAPPY／She Her Her Hers／或るミイ／シュリスペイロフ</text:p>
          </table:table-cell>
          <table:table-cell office:value-type="string" calcext:value-type="string">
            <text:p>OPEN 18:30 / START 19:00br2n ADV / DOOR ￥2,300 / ￥2,500 [1D別] </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ROCK CHOCOLATリリースツアー</text:p>
          </table:table-cell>
          <table:table-cell office:value-type="string" calcext:value-type="string">
            <text:p>POP CHOCOLAT／LOVE LOVE LOVE／qusco</text:p>
          </table:table-cell>
          <table:table-cell office:value-type="string" calcext:value-type="string">
            <text:p>OPEN / START 18:30 / 19:00br2n ADV ￥2,3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7</text:p>
          </table:table-cell>
          <table:table-cell table:style-name="ce35" office:value-type="float" office:value="2" calcext:value-type="float">
            <text:p>2</text:p>
          </table:table-cell>
          <table:table-cell office:value-type="string" calcext:value-type="string">
            <text:p>【A.N】 "Whoop de doo! -11th-"br2n [ROCK,POP,PUNK,EMO,FUNK,REGGAE,JAZZ,HOUSE,TECHNO,ORGANIC,br2n HIPHOP...and more!!]</text:p>
          </table:table-cell>
          <table:table-cell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音色景色</text:p>
          </table:table-cell>
          <table:table-cell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ROCKAGOGO企画 presents CLUB Que20周年『OPERATION MAGOKORO』</text:p>
          </table:table-cell>
          <table:table-cell office:value-type="string" calcext:value-type="string">
            <text:p>騒音寺／KiNGONS／首振りDOLLS</text:p>
          </table:table-cell>
          <table:table-cell office:value-type="string" calcext:value-type="string">
            <text:p>OPEN / START 18:30 / START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MUSIC HOLICS</text:p>
          </table:table-cell>
          <table:table-cell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20周年！　特冠ワンマン乱れ撃ち！　CLUB Que 20th 記念ONEMAN serise『OPERATION UTAGE』br2n うつみようこ＆YOKOLOCO BAND ワンマン！</text:p>
          </table:table-cell>
          <table:table-cell office:value-type="string" calcext:value-type="string">
            <text:p>うつみようこ＆YOKOLOCO BAND -oneman-</text:p>
          </table:table-cell>
          <table:table-cell office:value-type="string" calcext:value-type="string">
            <text:p>OPEN / START 19:00 / 19:3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20周年！　華夢氣企画☆真撃！POTSHOT &amp; TV-FREAK RECORDS present CLUB Que 20th Anniversary『OPERATION MAGOKORO』</text:p>
          </table:table-cell>
          <table:table-cell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Crash the 21</text:p>
          </table:table-cell>
          <table:table-cell office:value-type="string" calcext:value-type="string">
            <text:p>ThreeQuestions／フロムTokyo／meril</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海月ひかりpresents魔的女子界〜Dead end of the Romance!!!〜</text:p>
          </table:table-cell>
          <table:table-cell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THUNDER MOTION 2</text:p>
          </table:table-cell>
          <table:table-cell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A.N】下北沢ロックンロール・スープレックスホールド 〜第伍戦〜"br2n [ROCK’N’ROLL ONLY DJ PARTY]</text:p>
          </table:table-cell>
          <table:table-cell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I'm Moving on〜50＆COUNTING FINAL〜</text:p>
          </table:table-cell>
          <table:table-cell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僕の住む街</text:p>
          </table:table-cell>
          <table:table-cell office:value-type="string" calcext:value-type="string">
            <text:p>ステシュラ／モニパラ／トシミツ</text:p>
          </table:table-cell>
          <table:table-cell office:value-type="string" calcext:value-type="string">
            <text:p>OPEN / START 18:30 / 19:15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Circus of Sound</text:p>
          </table:table-cell>
          <table:table-cell office:value-type="string" calcext:value-type="string">
            <text:p>MILKBAR／The Broken TV／AZUMA HITOMI</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Beat it out!</text:p>
          </table:table-cell>
          <table:table-cell office:value-type="string" calcext:value-type="string">
            <text:p>アンテナ／アシガルユース／mama's bedroo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20周年！特冠ワンマン乱れ撃ち！ CLUB Que 20th記念 ONEMAN series『OPERATION UTAGE』　「Flowers never end ver.2014」</text:p>
          </table:table-cell>
          <table:table-cell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New Standard</text:p>
          </table:table-cell>
          <table:table-cell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I'll be ther for you</text:p>
          </table:table-cell>
          <table:table-cell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MUSIC BOX 0326</text:p>
          </table:table-cell>
          <table:table-cell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ソラタカク 10feet</text:p>
          </table:table-cell>
          <table:table-cell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KEEP IN MIND 01</text:p>
          </table:table-cell>
          <table:table-cell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WHAT CHANGES,NOT CHANGE WHILE GOING</text:p>
          </table:table-cell>
          <table:table-cell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9</text:p>
          </table:table-cell>
          <table:table-cell table:style-name="ce35" office:value-type="float" office:value="2" calcext:value-type="float">
            <text:p>2</text:p>
          </table:table-cell>
          <table:table-cell office:value-type="string" calcext:value-type="string">
            <text:p>Getting Betterbr2n @MAN WITH A MISSION w."Tales of Purefly</text:p>
          </table:table-cell>
          <table:table-cell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TOUR 2014 『THREE MINUTES GOLD』</text:p>
          </table:table-cell>
          <table:table-cell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REALIZE THE DREAM ONEDAY</text:p>
          </table:table-cell>
          <table:table-cell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HALATION LIVE every(one).2014 vol:1</text:p>
          </table:table-cell>
          <table:table-cell office:value-type="string" calcext:value-type="string">
            <text:p>HALATION</text:p>
          </table:table-cell>
          <table:table-cell office:value-type="string" calcext:value-type="string">
            <text:p>OPEN18:00/START18:30　adv¥4,000/door¥4,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ANTHRELAXX RECORDS presents“ESPECIAL!!”</text:p>
          </table:table-cell>
          <table:table-cell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KADO!! vol.1</text:p>
          </table:table-cell>
          <table:table-cell office:value-type="string" calcext:value-type="string">
            <text:p>赤い猫／KOZUMI／他</text:p>
          </table:table-cell>
          <table:table-cell office:value-type="string" calcext:value-type="string">
            <text:p>OPEN18:30/START19:00　adv¥1,800/door¥2,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GROOPER Vol.3</text:p>
          </table:table-cell>
          <table:table-cell office:value-type="string" calcext:value-type="string">
            <text:p>INNOSENT in FORMAL／unknown pleasures／ARIZONA／ドラマ待チ／他</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251 presents TRI-CHORD#40</text:p>
          </table:table-cell>
          <table:table-cell office:value-type="string" calcext:value-type="string">
            <text:p>bye-bye circus／GEMINI／カミヒカルス／※OAあり</text:p>
          </table:table-cell>
          <table:table-cell office:value-type="string" calcext:value-type="string">
            <text:p>OPEN18:30/START19:00　adv¥2,3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TRACE FEAST vol.12-×カケル-</text:p>
          </table:table-cell>
          <table:table-cell office:value-type="string" calcext:value-type="string">
            <text:p>JUNK FOOD PANIC／助っ人集団☆石井ジャイアンツ／The nonnon／zinc</text:p>
          </table:table-cell>
          <table:table-cell office:value-type="string" calcext:value-type="string">
            <text:p>OPEN18:30/START19:00　adv¥1,000/door¥1,2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シモキタキャンプ2</text:p>
          </table:table-cell>
          <table:table-cell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251 presents AND POINTED vol.87</text:p>
          </table:table-cell>
          <table:table-cell office:value-type="string" calcext:value-type="string">
            <text:p>DeeDeeFever／近藤智洋 with ヤマジカズヒデ／*Havanella</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daytime】"Lunch Time Rockers"</text:p>
          </table:table-cell>
          <table:table-cell office:value-type="string" calcext:value-type="string">
            <text:p>The Blue Donuts／CAMP／ステラミラ／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9</text:p>
          </table:table-cell>
          <table:table-cell table:style-name="ce35" office:value-type="float" office:value="2" calcext:value-type="float">
            <text:p>2</text:p>
          </table:table-cell>
          <table:table-cell office:value-type="string" calcext:value-type="string">
            <text:p> </text:p>
          </table:table-cell>
          <table:table-cell office:value-type="string" calcext:value-type="string">
            <text:p>ジェッジジョンソン／Response</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LIVE 1993</text:p>
          </table:table-cell>
          <table:table-cell office:value-type="string" calcext:value-type="string">
            <text:p>DABIDE'S／Doxi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clear 6th Anniversaryフリーライブ ～紅白コピー歌合戦同時開催！～</text:p>
          </table:table-cell>
          <table:table-cell office:value-type="string" calcext:value-type="string">
            <text:p>AGE &amp; CHASKA／他／※clear関係者による紅白歌合戦</text:p>
          </table:table-cell>
          <table:table-cell office:value-type="string" calcext:value-type="string">
            <text:p>OPEN18:45/START19:00　adv¥1,000/door¥1,000(2D付)</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ENTRY!!</text:p>
          </table:table-cell>
          <table:table-cell office:value-type="string" calcext:value-type="string">
            <text:p>Ames Room／ChroniCloop／insomnia girl／Electric Gypsies</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CLUB251 Presents the Battle of Shimokita vol.5</text:p>
          </table:table-cell>
          <table:table-cell office:value-type="string" calcext:value-type="string">
            <text:p>Transient／Lukewarm／MAMADRIVE(from神戸)／安頭／国吉亜耶子and西川真吾Duo</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広石武彦 Special Whiteday’s Night」“広石武彦 VS T4R！”</text:p>
          </table:table-cell>
          <table:table-cell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FOX LOCO PHANTOM presents「爆音都市#2」</text:p>
          </table:table-cell>
          <table:table-cell office:value-type="string" calcext:value-type="string">
            <text:p>FOX LOCO PHANTOM／モハメド</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花見だよ！フーシャーショー vol.4</text:p>
          </table:table-cell>
          <table:table-cell office:value-type="string" calcext:value-type="string">
            <text:p>扇愛奈とFoo-Shah-Zoo／スキップカウズ／ザ・キャプテンズ</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MONDAY CALLING 07</text:p>
          </table:table-cell>
          <table:table-cell office:value-type="string" calcext:value-type="string">
            <text:p>wash?／パプリカン／Nudevain／FRUITS EXPLOSION</text:p>
          </table:table-cell>
          <table:table-cell office:value-type="string" calcext:value-type="string">
            <text:p>OPEN19:00/START19:30　adv¥1,000/door¥1,500(2D付)</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ポリオ撲滅支援ライブ★</text:p>
          </table:table-cell>
          <table:table-cell office:value-type="string" calcext:value-type="string">
            <text:p>SANKS／島谷恵介バンド／他／※ミュージックチャージ¥2,000,寄付金¥1,000</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 </text:p>
          </table:table-cell>
          <table:table-cell office:value-type="string" calcext:value-type="string">
            <text:p>56over2／Manhole New World／dunce／他</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BARBARS presents〜「RUBBERGIRL vol.1」</text:p>
          </table:table-cell>
          <table:table-cell office:value-type="string" calcext:value-type="string">
            <text:p>BARBARS／ecosystem／他</text:p>
          </table:table-cell>
          <table:table-cell office:value-type="string" calcext:value-type="string">
            <text:p>OPEN19:00/START19:3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One Chord Wonder</text:p>
          </table:table-cell>
          <table:table-cell office:value-type="string" calcext:value-type="string">
            <text:p>The Everything Breaks／dip／dario</text:p>
          </table:table-cell>
          <table:table-cell office:value-type="string" calcext:value-type="string">
            <text:p>OPEN18:00/START18:30　adv¥2,500/door¥3,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251 presents AND POINTED vol.87</text:p>
          </table:table-cell>
          <table:table-cell office:value-type="string" calcext:value-type="string">
            <text:p>AVO／The Great Escapes／bouu…／FOOLA／Hi-5</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SOUNDCASTLEvol.288</text:p>
          </table:table-cell>
          <table:table-cell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LIVE 1993</text:p>
          </table:table-cell>
          <table:table-cell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続いていくboobeam!!</text:p>
          </table:table-cell>
          <table:table-cell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続いていくboobeam!!</text:p>
          </table:table-cell>
          <table:table-cell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Rabbity Rockabye〜Carp?No､chilli red! つけだれは赤以外認めない〜</text:p>
          </table:table-cell>
          <table:table-cell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関わりの産物</text:p>
          </table:table-cell>
          <table:table-cell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菊ソロアルバム『ギラギラ』発売記念ライブ</text:p>
          </table:table-cell>
          <table:table-cell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The nonnon 2ndデモCD release企画『下北名作劇場』</text:p>
          </table:table-cell>
          <table:table-cell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ENTRY!!</text:p>
          </table:table-cell>
          <table:table-cell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守礼酒家」</text:p>
          </table:table-cell>
          <table:table-cell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O’VALENCIA! presents「”Real Intention Of Life &amp; Boisterous Gramophone”RELEASE TOUR FINAL!!」</text:p>
          </table:table-cell>
          <table:table-cell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アザラシ / テグー / 夜逃げ屋パンタロンズ / 花園distance / THE Ruee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BOOKING</text:p>
          </table:table-cell>
          <table:table-cell office:value-type="string" calcext:value-type="string">
            <text:p>Euphs / fragelicpeep / タテモノ(ex.log) / Backyard / 踊るツチノコ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4</text:p>
          </table:table-cell>
          <table:table-cell table:style-name="ce35" office:value-type="float" office:value="2" calcext:value-type="float">
            <text:p>2</text:p>
          </table:table-cell>
          <table:table-cell office:value-type="string" calcext:value-type="string">
            <text:p>ERA presents「ERAのうえ 弾き語りライブ!!!」</text:p>
          </table:table-cell>
          <table:table-cell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ERA presents「MEAN TO YOU」</text:p>
          </table:table-cell>
          <table:table-cell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ERA presents「緊急企画！ワンコインライブ」</text:p>
          </table:table-cell>
          <table:table-cell office:value-type="string" calcext:value-type="string">
            <text:p>deid / cinescope / ゆうせいから / Bakyun the everyday / <text:s text:c="2"/></text:p>
          </table:table-cell>
          <table:table-cell office:value-type="string" calcext:value-type="string">
            <text:p>OPEN / START : 18:00 / 18:30 br2nTICKET ( ADV / DOOR ) : ¥500 (+1ドリンク)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Choir touched teras chord / faulea. / アジアの純真 / The Fess / sprawl /</text:p>
          </table:table-cell>
          <table:table-cell office:value-type="string" calcext:value-type="string">
            <text:p>OPEN / START : 18:00 / 18:30 br2nTICKET ( ADV / DOOR ) : ¥2000 / ¥2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ERA presents「MEAN TO YOU」</text:p>
          </table:table-cell>
          <table:table-cell office:value-type="string" calcext:value-type="string">
            <text:p>MUSQIS / nego / Plat Home Nine / duludulu /</text:p>
          </table:table-cell>
          <table:table-cell office:value-type="string" calcext:value-type="string">
            <text:p>OPEN / START : 18:30 / 19:00 br2nTICKET ( ADV / DOOR ) : ¥2000 / ¥2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ERA presents「Anarcky In The J.P」</text:p>
          </table:table-cell>
          <table:table-cell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冷たい指輪 / ano / repos / unsnuff / pirukuru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1</text:p>
          </table:table-cell>
          <table:table-cell table:style-name="ce35" office:value-type="float" office:value="2" calcext:value-type="float">
            <text:p>2</text:p>
          </table:table-cell>
          <table:table-cell office:value-type="string" calcext:value-type="string">
            <text:p>ERA presents「ERAのうえ 弾き語りライブ!!!」</text:p>
          </table:table-cell>
          <table:table-cell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踊るツチノコ レコ発自主企画「天下一舞踏会」</text:p>
          </table:table-cell>
          <table:table-cell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Tokage recoreds Presents「無数の影と光の像」</text:p>
          </table:table-cell>
          <table:table-cell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SUMMER SOLSTICE presents「風にふかれて/あゆみ」リリースツアーファイナル&amp;太田生誕祭</text:p>
          </table:table-cell>
          <table:table-cell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ERA presents「In The City」</text:p>
          </table:table-cell>
          <table:table-cell office:value-type="string" calcext:value-type="string">
            <text:p>THE ROAMERS / Kikey / JOHNNYPARK / GUSACKY(ex.YOUCHIMACKY) / flari /</text:p>
          </table:table-cell>
          <table:table-cell office:value-type="string" calcext:value-type="string">
            <text:p>OPEN / START : 18:30 / 19:00 br2nTICKET ( ADV / DOOR ) : ¥1,800 / ¥2,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BOOKING</text:p>
          </table:table-cell>
          <table:table-cell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8</text:p>
          </table:table-cell>
          <table:table-cell table:style-name="ce35" office:value-type="float" office:value="2" calcext:value-type="float">
            <text:p>2</text:p>
          </table:table-cell>
          <table:table-cell office:value-type="string" calcext:value-type="string">
            <text:p>ERA presents「ERAのうえ 弾き語りライブ!!!」</text:p>
          </table:table-cell>
          <table:table-cell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ERA presents「Anarcky In The JP」</text:p>
          </table:table-cell>
          <table:table-cell office:value-type="string" calcext:value-type="string">
            <text:p>Gendai Asymmetry / less quantic / リサ=オフリー / How to count one to ten / EVIOUS /</text:p>
          </table:table-cell>
          <table:table-cell office:value-type="string" calcext:value-type="string">
            <text:p>OPEN / START : 18:30 / 19:0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ERA presents「Bulbs Of Pussion」</text:p>
          </table:table-cell>
          <table:table-cell office:value-type="string" calcext:value-type="string">
            <text:p>滑稽のドア / modi / 藤原 忠 / Sceneslow / ドラマ待チ / Brutal Peter Gun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0</text:p>
          </table:table-cell>
          <table:table-cell table:style-name="ce35" office:value-type="float" office:value="2" calcext:value-type="float">
            <text:p>2</text:p>
          </table:table-cell>
          <table:table-cell office:value-type="string" calcext:value-type="string">
            <text:p>渋谷 さとし(arica)、西田 諒平(水槽のクジラ)企画「線」</text:p>
          </table:table-cell>
          <table:table-cell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where is my mind? presents「猫のゆりかご」”Sally” Release Tour</text:p>
          </table:table-cell>
          <table:table-cell office:value-type="string" calcext:value-type="string">
            <text:p>where is my mind? / MEAT EATERS / tonicLEVEL13 / malca / 松永晴貴(dry as dust) /</text:p>
          </table:table-cell>
          <table:table-cell office:value-type="string" calcext:value-type="string">
            <text:p>OPEN / START : 18:00 / 18:30 br2nTICKET ( ADV / DOOR ) : ¥2000 / ¥25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TheSpringSummer presents「夜を歩く人vol.4」</text:p>
          </table:table-cell>
          <table:table-cell office:value-type="string" calcext:value-type="string">
            <text:p>TheSpringSummer / bacho / ローソンチケット L-79803 e+ (発売日 2/5〜)</text:p>
          </table:table-cell>
          <table:table-cell office:value-type="string" calcext:value-type="string">
            <text:p>OPEN / START : 18:30 / 19:00 br2nTICKET ( ADV / DOOR ) : ¥2300 / ¥28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he LIVE TOUR “ZELKOVA”</text:p>
          </table:table-cell>
          <table:table-cell office:value-type="string" calcext:value-type="string">
            <text:p>he / susquatch / ローソンチケット L-70407 e+ (発売日 2/8〜) </text:p>
          </table:table-cell>
          <table:table-cell office:value-type="string" calcext:value-type="string">
            <text:p>OPEN / START : 17:00 / 17:30 br2nTICKET ( ADV / DOOR ) : ¥2800 / ¥3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ERA presents「Making The Nature Scene」</text:p>
          </table:table-cell>
          <table:table-cell office:value-type="string" calcext:value-type="string">
            <text:p>赤い月 / chifs / イナメナイ / Dead Niqolson / not simple wonders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ERA presents「Bulbs Of Passion」</text:p>
          </table:table-cell>
          <table:table-cell office:value-type="string" calcext:value-type="string">
            <text:p>EGG TOP / Hymist / ILLWILL (茨城)  / Early Whereabouts / POETASTER / +1band</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川崎レオン × アサミサエ presents「かわいい顔してあの子、割とやるもんだねっと」</text:p>
          </table:table-cell>
          <table:table-cell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ERA presents「Making The Nature Scene」</text:p>
          </table:table-cell>
          <table:table-cell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the brown presents 毒を以て毒を制す “MelloW” Release tour Final Tokyo</text:p>
          </table:table-cell>
          <table:table-cell office:value-type="string" calcext:value-type="string">
            <text:p>the brown / 石井ナルト(Qomolangma Tomato) / KAGERO / BLACK BUCK / e+ (発売日 2/22〜) </text:p>
          </table:table-cell>
          <table:table-cell office:value-type="string" calcext:value-type="string">
            <text:p>OPEN / START : 18:30 / 19:00 br2nTICKET ( ADV / DOOR ) : ¥2300 / ¥2800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ERA presents「Made to Make Vividness」</text:p>
          </table:table-cell>
          <table:table-cell office:value-type="string" calcext:value-type="string">
            <text:p>Half moon spiral (from 名古屋) / Vianka (from 札幌) / A Few Legos / and more…</text:p>
          </table:table-cell>
          <table:table-cell office:value-type="string" calcext:value-type="string">
            <text:p>OPEN / START : 18:30 / 19:00 br2nTICKET ( ADV / DOOR ) : ¥1800 / ¥2100 </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CBA×GARDEN presents br2n JUNK ROYALE vol.5</text:p>
          </table:table-cell>
          <table:table-cell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CBA×GARDEN presents br2n JUNK ROYALE vol.6</text:p>
          </table:table-cell>
          <table:table-cell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GIRLS!GIRLS!!GIRLS!!!　Vol.3</text:p>
          </table:table-cell>
          <table:table-cell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Beat Happening！SHIMOKITAZAWA R&amp;R PANIC@GARDEN！</text:p>
          </table:table-cell>
          <table:table-cell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DVD発売記念ワンマンツアー追加公演 br2n 「THE ROCKSHOW 2014 at TOKYO」</text:p>
          </table:table-cell>
          <table:table-cell office:value-type="string" calcext:value-type="string">
            <text:p>■FUZZY CONTROL</text:p>
          </table:table-cell>
          <table:table-cell office:value-type="string" calcext:value-type="string">
            <text:p>OPEN/START19:00/19:3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英国音楽/VINYL JAPAN presents【STIFF LITTLE FINGERS】</text:p>
          </table:table-cell>
          <table:table-cell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三宅伸治Birthday special LIVE</text:p>
          </table:table-cell>
          <table:table-cell office:value-type="string" calcext:value-type="string">
            <text:p>■三宅伸治ＢＡＮＤbr2n 三宅伸治（Vo,G）br2n 高橋”jr”知治(Bass)br2n 大島賢治(Dr)br2n br2n 【GUEST】 　 　　　　　　　br2n ■山崎まさよしbr2n ■石塚英彦br2n ■中村耕一br2n br2n …and Special Guest!!!</text:p>
          </table:table-cell>
          <table:table-cell office:value-type="string" calcext:value-type="string">
            <text:p>OPEN/START18:00/19:00br2nADV/DOOR¥5,000/¥5,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緒方恵美 LIVE TOUR "Desire -希望-“</text:p>
          </table:table-cell>
          <table:table-cell office:value-type="string" calcext:value-type="string">
            <text:p>■緒方恵美</text:p>
          </table:table-cell>
          <table:table-cell office:value-type="string" calcext:value-type="string">
            <text:p>OPEN/START16:00/16:30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Beat Happening！MAX！20140312のHappening！</text:p>
          </table:table-cell>
          <table:table-cell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GOT THE FEELIN' vol3</text:p>
          </table:table-cell>
          <table:table-cell office:value-type="string" calcext:value-type="string">
            <text:p>■DELTA CHORDbr2n ■SALbr2n ■KENTA HAYASHI TRIObr2n ■The Dawn（New!)br2n ■吉田仁（New!)</text:p>
          </table:table-cell>
          <table:table-cell office:value-type="string" calcext:value-type="string">
            <text:p>OPEN/START18:30/19:00br2nADV/DOOR¥2,500/¥3,000 br2nドリンク別br2n</text:p>
          </table:table-cell>
          <table:table-cell table:number-columns-repeated="6"/>
        </table:table-row>
        <table:table-row table:style-name="ro2">
          <table:table-cell/>
          <table:table-cell office:value-type="float" office:value="13" calcext:value-type="float">
            <text:p>13</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PRIVATE</text:p>
          </table:table-cell>
          <table:table-cell table:number-columns-repeated="8"/>
        </table:table-row>
        <table:table-row table:style-name="ro8">
          <table:table-cell/>
          <table:table-cell office:value-type="float" office:value="13" calcext:value-type="float">
            <text:p>13</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カーネーション・トリビュート・アルバム br2n 『なんできみはぼくよりぼくのことくわしいの？』 br2n 発売記念ライブ</text:p>
          </table:table-cell>
          <table:table-cell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振替追加公演！ワンコインONE MAN LIVE！ br2n “大雪には気をつけなはれや！”</text:p>
          </table:table-cell>
          <table:table-cell office:value-type="string" calcext:value-type="string">
            <text:p>■unconditional love</text:p>
          </table:table-cell>
          <table:table-cell office:value-type="string" calcext:value-type="string">
            <text:p>OPEN/START17:15/18:00br2nADV/DOOR¥500/¥1,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椎名慶治「Phase to RABBIT-MAN」大反省会！？</text:p>
          </table:table-cell>
          <table:table-cell office:value-type="string" calcext:value-type="string">
            <text:p>■椎名慶治</text:p>
          </table:table-cell>
          <table:table-cell office:value-type="string" calcext:value-type="string">
            <text:p>OPEN/START18:15/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MUSIC&amp;WORDS」</text:p>
          </table:table-cell>
          <table:table-cell office:value-type="string" calcext:value-type="string">
            <text:p>■dollsbr2n ■サカセエレンOrbr2n ■リアルフレイバーbr2n ■雨宮ゆに（OA）br2n …and more!!</text:p>
          </table:table-cell>
          <table:table-cell office:value-type="string" calcext:value-type="string">
            <text:p>OPEN/START18:00/18:30br2nADV/DOOR¥2,500/¥3,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KYO1/KYO50】</text:p>
          </table:table-cell>
          <table:table-cell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れじ☆モバ“ブルビリ.net”会員限定ライブ br2n 「Re:QUEST」</text:p>
          </table:table-cell>
          <table:table-cell office:value-type="string" calcext:value-type="string">
            <text:p>■Blu-BiLLioN</text:p>
          </table:table-cell>
          <table:table-cell office:value-type="string" calcext:value-type="string">
            <text:p>OPEN/START16:30/17: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英国音楽/VINYL JAPAN presents【VISAGE】</text:p>
          </table:table-cell>
          <table:table-cell office:value-type="string" calcext:value-type="string">
            <text:p>■VISAGEbr2n 【special Guest Bands】 br2n ■MADAME EDWARDAbr2n ■BLITZAGE</text:p>
          </table:table-cell>
          <table:table-cell office:value-type="string" calcext:value-type="string">
            <text:p>OPEN/START18:00/19:00br2nADV/DOOR¥7,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後藤まりこと大森靖子</text:p>
          </table:table-cell>
          <table:table-cell office:value-type="string" calcext:value-type="string">
            <text:p>■後藤まりこ＋大森靖子</text:p>
          </table:table-cell>
          <table:table-cell office:value-type="string" calcext:value-type="string">
            <text:p>OPEN/START17:30/18: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超接近戦!第2弾 br2n EXIT TUNES ACADEMY-TSUTAYA×ETA SPECIAL LIVE-</text:p>
          </table:table-cell>
          <table:table-cell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KEYTALK SPRING TOUR 2014 br2n - SHIMOKITA ONEMAN 2 DAYS</text:p>
          </table:table-cell>
          <table:table-cell office:value-type="string" calcext:value-type="string">
            <text:p>【Act】br2n KEYTALKbr2n 【Guest】br2n Bentham</text:p>
          </table:table-cell>
          <table:table-cell office:value-type="string" calcext:value-type="string">
            <text:p>OPEN/START18:15/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KEYTALK SPRING TOUR 2014 br2n - SHIMOKITA ONEMAN 2 DAYS</text:p>
          </table:table-cell>
          <table:table-cell office:value-type="string" calcext:value-type="string">
            <text:p>【Act】br2n KEYTALKbr2n 【Guest】br2n ヒトリエ（NEW！！）</text:p>
          </table:table-cell>
          <table:table-cell office:value-type="string" calcext:value-type="string">
            <text:p>OPEN/START18:15/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LIFE IS GROOVE</text:p>
          </table:table-cell>
          <table:table-cell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土屋公平★Solo LIVE br2n 「少年とギター」TOUR 2014</text:p>
          </table:table-cell>
          <table:table-cell office:value-type="string" calcext:value-type="string">
            <text:p>■土屋公平br2n Support:JAH-RAH (perc.)</text:p>
          </table:table-cell>
          <table:table-cell office:value-type="string" calcext:value-type="string">
            <text:p>OPEN/START17:00/18: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3rd FULL ALBUM『踊ってばかりの国』レコ発ワンマンツアー</text:p>
          </table:table-cell>
          <table:table-cell office:value-type="string" calcext:value-type="string">
            <text:p>■踊ってばかりの国</text:p>
          </table:table-cell>
          <table:table-cell office:value-type="string" calcext:value-type="string">
            <text:p>OPEN/START17:30/18: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女性上段時代 br2n 東京中低域 × パンチの効いたオウケストラ</text:p>
          </table:table-cell>
          <table:table-cell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br2n</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RAZORS EDGE presents"THRASH'EM ALL!! Vol.78</text:p>
          </table:table-cell>
          <table:table-cell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br2n －DAY TIME－ －NIGHT TIME－ uyax 006 SpringTechno... u-ya asaoka 20th Spring Voice 2014＠新代田FEVER</text:p>
          </table:table-cell>
          <table:table-cell office:value-type="string" calcext:value-type="string">
            <text:p>浅岡雄也</text:p>
          </table:table-cell>
          <table:table-cell office:value-type="string" calcext:value-type="string">
            <text:p>OPEN 16:30 / START 17:00ADV ￥5500 (+1drink)</text:p>
          </table:table-cell>
          <table:table-cell table:number-columns-repeated="6"/>
        </table:table-row>
        <table:table-row table:style-name="ro2">
          <table:table-cell/>
          <table:table-cell office:value-type="float" office:value="14" calcext:value-type="float">
            <text:p>14</text:p>
          </table:table-cell>
          <table:table-cell table:style-name="ce30" office:value-type="string" calcext:value-type="string">
            <text:p>0302</text:p>
          </table:table-cell>
          <table:table-cell table:style-name="ce35" office:value-type="float" office:value="2" calcext:value-type="float">
            <text:p>2</text:p>
          </table:table-cell>
          <table:table-cell office:value-type="string" calcext:value-type="string">
            <text:p><text:s/>uyax 006 SpringTechno 2014@FEVER</text:p>
          </table:table-cell>
          <table:table-cell office:value-type="string" calcext:value-type="string">
            <text:p>uyax</text:p>
          </table:table-cell>
          <table:table-cell office:value-type="string" calcext:value-type="string">
            <text:p>OPEN 19:45 / START 20:00</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Livemasters Inc. presents「FEVER CHOICE 33」</text:p>
          </table:table-cell>
          <table:table-cell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竹内サティフォONE-MAN SHOWbr2n~3月4日はサティフォの日ダカラー!!~</text:p>
          </table:table-cell>
          <table:table-cell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おぢまんpresents「洒者落楽」</text:p>
          </table:table-cell>
          <table:table-cell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FEVER presents [Feather Tree Place vol.7]</text:p>
          </table:table-cell>
          <table:table-cell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Sound Fun.03</text:p>
          </table:table-cell>
          <table:table-cell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FREE THROW　Vol.81</text:p>
          </table:table-cell>
          <table:table-cell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FEVER MONTHLY LIVE</text:p>
          </table:table-cell>
          <table:table-cell office:value-type="string" calcext:value-type="string">
            <text:p>HINTO ゲストバンド：mudy on the 昨晩</text:p>
          </table:table-cell>
          <table:table-cell office:value-type="string" calcext:value-type="string">
            <text:p>OPEN 17:00 / START 17:30ADV ￥3500 (+1drink) / DOOR ￥4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the peggies企画第三弾br2n「宣戦フ告～ペギーズ卒業式編～」</text:p>
          </table:table-cell>
          <table:table-cell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おとぎ話presents＜New Moon,New Moon～熱と熱～＞</text:p>
          </table:table-cell>
          <table:table-cell office:value-type="string" calcext:value-type="string">
            <text:p>おとぎ話 / THE NOVEMBERS</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今日のできごと×Natural Hi-tech Records</text:p>
          </table:table-cell>
          <table:table-cell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WALK THE LINE TOUR 2014</text:p>
          </table:table-cell>
          <table:table-cell office:value-type="string" calcext:value-type="string">
            <text:p>Boobie Trap / A.O.W / BLACK BUCK / Radical Radio / ENTH</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Explosion Metal Fest</text:p>
          </table:table-cell>
          <table:table-cell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Orphaned Land Live In Japan 2014</text:p>
          </table:table-cell>
          <table:table-cell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number-columns-repeated="7"/>
        </table:table-row>
        <table:table-row table:style-name="ro8">
          <table:table-cell/>
          <table:table-cell office:value-type="float" office:value="14" calcext:value-type="float">
            <text:p>14</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TONE FLAKES Vol.58br2nSONDRE LERCHE &amp; YOUNG DREAMS JAPAN TOUR 2014 (1st days)</text:p>
          </table:table-cell>
          <table:table-cell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TONE FLAKES Vol.58br2nSONDRE LERCHE &amp; YOUNG DREAMS JAPAN TOUR 2014 (2nd days)</text:p>
          </table:table-cell>
          <table:table-cell office:value-type="string" calcext:value-type="string">
            <text:p>SONDRE LERCHE (from NORWAY)br2n YOUNG DREAMS (from NORWAY)br2n PUT YOUR HANDS UP FOR NEO-TOKYO (from NORWAY)br2n 綾部健司バンド</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Lyu:Lyu presents INCIDENT619 vol.5</text:p>
          </table:table-cell>
          <table:table-cell office:value-type="string" calcext:value-type="string">
            <text:p>Lyu:Lyu / Suck a Stew Dry / Lamp in terren</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Niw! Records presents 「HOUSE Vol.1」</text:p>
          </table:table-cell>
          <table:table-cell office:value-type="string" calcext:value-type="string">
            <text:p>Keishi Tanaka / 潮田雄一 /br2n PHONO TONES / The fin.</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3P3B Ltd. 15th Anniversarybr2n3P3B MEETING "ALL SQUARE"</text:p>
          </table:table-cell>
          <table:table-cell office:value-type="string" calcext:value-type="string">
            <text:p>SHORT CIRCUIT / Noshow / BEEF</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3P3B Ltd. 15th Anniversarybr2n3P3B MEETING "ALL SQUARE"</text:p>
          </table:table-cell>
          <table:table-cell office:value-type="string" calcext:value-type="string">
            <text:p>CAPTAIN HEDGE HOG / NUDGE'EM ALL / Quick</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3P3B Ltd. 15th Anniversarybr2n3P3B MEETING "ALL SQUARE"</text:p>
          </table:table-cell>
          <table:table-cell office:value-type="string" calcext:value-type="string">
            <text:p>ASPARAGUS / thumb / br2n AVANTI / threedays film</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Next View 2014 spring</text:p>
          </table:table-cell>
          <table:table-cell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Spring Riot TOUR 14</text:p>
          </table:table-cell>
          <table:table-cell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noodles presents OFF THE WALL Vol.15</text:p>
          </table:table-cell>
          <table:table-cell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真夜中の発明品 TOUR " EXTRA "</text:p>
          </table:table-cell>
          <table:table-cell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HUSKING BEE presents New Peace Vol.2</text:p>
          </table:table-cell>
          <table:table-cell office:value-type="string" calcext:value-type="string">
            <text:p>HUSKING BEE / br2n FRONTIER BACKYARD /br2n BACK DROP BOMB</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DARVISH presents WORLD SERIES Vol.02</text:p>
          </table:table-cell>
          <table:table-cell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空想委員会ワンマンライブbr2n『自主制作課程卒業祝い「サウンドファイト」～シャンパンファイトの代わりに音をかけよう～』</text:p>
          </table:table-cell>
          <table:table-cell office:value-type="string" calcext:value-type="string">
            <text:p>空想委員会</text:p>
          </table:table-cell>
          <table:table-cell office:value-type="string" calcext:value-type="string">
            <text:p>OPEN 17:30 / START 18:00ADV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硝子越しの暴走 presentsbr2n【The senses of musiQua Tour 2014 Final 】</text:p>
          </table:table-cell>
          <table:table-cell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2" table:number-rows-repeated="1048137">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000/00/00</text:date>, <text:time style:data-style-name="N2" text:time-value="22:23:32.203206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18T00:36:27.433206000</dc:date>
    <meta:generator>LibreOffice/4.2.1.1$MacOSX_X86_64 LibreOffice_project/d7dbbd7842e6a58b0f521599204e827654e1fb8b</meta:generator>
    <meta:editing-duration>PT13H50M38S</meta:editing-duration>
    <meta:editing-cycles>121</meta:editing-cycles>
    <meta:document-statistic meta:table-count="4" meta:cell-count="2786"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